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Courier 10 Pitch" svg:font-family="'Courier 10 Pitch'" style:font-pitch="fixed"/>
    <style:font-face style:name="Monospace" svg:font-family="Monospace" style:font-pitch="fixed"/>
    <style:font-face style:name="DejaVu Sans" svg:font-family="'DejaVu Sans'"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3"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fo:font-size="10pt" style:font-size-asian="10pt" style:font-size-complex="10pt"/>
    </style:style>
    <style:style style:name="P6" style:family="paragraph" style:parent-style-name="Standard">
      <style:text-properties style:font-name="Nimbus Roman No9 L" fo:font-size="8pt" fo:font-style="normal" style:font-size-asian="8pt" style:font-style-asian="normal" style:font-size-complex="8pt" style:font-style-complex="normal"/>
    </style:style>
    <style:style style:name="P7" style:family="paragraph" style:parent-style-name="Standard">
      <style:text-properties style:font-name="Nimbus Roman No9 L" fo:font-size="12pt" fo:font-style="normal" style:font-size-asian="10.5pt" style:font-style-asian="normal" style:font-size-complex="12pt" style:font-style-complex="normal"/>
    </style:style>
    <style:style style:name="P8" style:family="paragraph" style:parent-style-name="Standard">
      <style:paragraph-properties fo:text-align="justify" style:justify-single-word="false"/>
      <style:text-properties style:font-name="Nimbus Roman No9 L" fo:font-size="12pt" fo:font-style="normal" style:font-size-asian="10.5pt" style:font-style-asian="normal" style:font-size-complex="12pt" style:font-style-complex="normal"/>
    </style:style>
    <style:style style:name="P9" style:family="paragraph" style:parent-style-name="Heading_20_1">
      <style:paragraph-properties fo:break-before="page"/>
    </style:style>
    <style:style style:name="P10" style:family="paragraph" style:parent-style-name="Heading_20_1">
      <style:paragraph-properties fo:text-align="center" style:justify-single-word="false" fo:break-before="page"/>
    </style:style>
    <style:style style:name="P11" style:family="paragraph" style:parent-style-name="Contents_20_Heading">
      <style:paragraph-properties fo:break-before="page"/>
    </style:style>
    <style:style style:name="P12" style:family="paragraph" style:parent-style-name="Text_20_body">
      <style:paragraph-properties fo:margin-left="0.4925in" fo:margin-right="0in" fo:text-indent="0in" style:auto-text-indent="false"/>
    </style:style>
    <style:style style:name="P13" style:family="paragraph" style:parent-style-name="Text_20_body">
      <style:paragraph-properties fo:margin-left="0.4925in" fo:margin-right="0in" fo:text-indent="0in" style:auto-text-indent="false"/>
      <style:text-properties fo:font-size="8pt" style:font-size-asian="8pt" style:font-size-complex="8pt"/>
    </style:style>
    <style:style style:name="P14" style:family="paragraph" style:parent-style-name="Text_20_body">
      <style:paragraph-properties fo:margin-left="0.4925in" fo:margin-right="0in" fo:text-indent="0in" style:auto-text-indent="false"/>
      <style:text-properties style:font-name="Courier 10 Pitch" fo:font-size="8pt" style:font-size-asian="8pt" style:font-size-complex="8pt"/>
    </style:style>
    <style:style style:name="P15" style:family="paragraph" style:parent-style-name="Text_20_body">
      <style:paragraph-properties fo:margin-left="0.4925in" fo:margin-right="0in" fo:text-indent="0in" style:auto-text-indent="false"/>
      <style:text-properties style:font-name="Courier 10 Pitch" fo:font-size="8pt" fo:font-style="normal" style:font-size-asian="8pt" style:font-style-asian="normal" style:font-size-complex="8pt" style:font-style-complex="normal"/>
    </style:style>
    <style:style style:name="P16" style:family="paragraph" style:parent-style-name="Text_20_body">
      <style:paragraph-properties fo:margin-left="0.4925in" fo:margin-right="0in" fo:text-align="start" style:justify-single-word="false" fo:text-indent="0in" style:auto-text-indent="false"/>
      <style:text-properties style:font-name="Courier 10 Pitch" fo:font-size="8pt" fo:font-style="normal" style:font-size-asian="8pt" style:font-style-asian="normal" style:font-size-complex="8pt" style:font-style-complex="normal"/>
    </style:style>
    <style:style style:name="P17" style:family="paragraph" style:parent-style-name="Text_20_body">
      <style:paragraph-properties fo:margin-left="0.4925in" fo:margin-right="0in" fo:text-align="justify" style:justify-single-word="false" fo:text-indent="0in" style:auto-text-indent="false"/>
      <style:text-properties fo:font-style="normal" style:font-style-asian="normal" style:font-style-complex="normal"/>
    </style:style>
    <style:style style:name="P18" style:family="paragraph" style:parent-style-name="Text_20_body">
      <style:paragraph-properties fo:margin-left="0.4925in" fo:margin-right="0in" fo:text-align="justify" style:justify-single-word="false" fo:text-indent="0in" style:auto-text-indent="false"/>
    </style:style>
    <style:style style:name="P19" style:family="paragraph" style:parent-style-name="Standard">
      <style:paragraph-properties fo:margin-left="0.4925in" fo:margin-right="0in" fo:text-indent="0in" style:auto-text-indent="false"/>
      <style:text-properties style:font-name="Courier 10 Pitch" fo:font-size="8pt" style:font-name-asian="Monospace" style:font-size-asian="8pt" style:font-name-complex="Monospace" style:font-size-complex="8pt"/>
    </style:style>
    <style:style style:name="P20" style:family="paragraph" style:parent-style-name="Standard">
      <style:paragraph-properties fo:margin-left="0.4925in" fo:margin-right="0in" fo:text-align="start" style:justify-single-word="false" fo:text-indent="0in" style:auto-text-indent="false" style:text-autospace="none"/>
      <style:text-properties style:font-name="Courier 10 Pitch" fo:font-size="8pt" style:font-name-asian="Monospace" style:font-size-asian="8pt" style:font-name-complex="Monospace" style:font-size-complex="8pt"/>
    </style:style>
    <style:style style:name="P21" style:family="paragraph" style:parent-style-name="Standard">
      <style:paragraph-properties fo:margin-left="0.4925in" fo:margin-right="0in" fo:text-align="justify" style:justify-single-word="false" fo:text-indent="0in" style:auto-text-indent="false"/>
      <style:text-properties style:font-name="Courier 10 Pitch" fo:font-size="8pt" style:font-name-asian="Monospace" style:font-size-asian="8pt" style:font-name-complex="Monospace" style:font-size-complex="8pt"/>
    </style:style>
    <style:style style:name="P22" style:family="paragraph" style:parent-style-name="Standard">
      <style:paragraph-properties fo:margin-left="0.4925in" fo:margin-right="0in" fo:text-align="start" style:justify-single-word="false" fo:text-indent="0in" style:auto-text-indent="false" style:text-autospace="none"/>
      <style:text-properties style:font-name="Courier 10 Pitch" fo:font-size="8pt" style:font-size-asian="8pt" style:font-size-complex="8pt"/>
    </style:style>
    <style:style style:name="P23" style:family="paragraph" style:parent-style-name="Standard">
      <style:paragraph-properties fo:margin-left="0.4925in" fo:margin-right="0in" fo:text-indent="0in" style:auto-text-indent="false"/>
      <style:text-properties style:font-name="Courier 10 Pitch" fo:font-size="8pt" fo:font-style="normal" style:font-size-asian="8pt" style:font-style-asian="normal" style:font-size-complex="8pt" style:font-style-complex="normal"/>
    </style:style>
    <style:style style:name="P24" style:family="paragraph" style:parent-style-name="Standard">
      <style:paragraph-properties fo:margin-left="0.4925in" fo:margin-right="0in" fo:text-align="justify" style:justify-single-word="false" fo:text-indent="0in" style:auto-text-indent="false"/>
      <style:text-properties style:font-name="Courier 10 Pitch" fo:font-size="8pt" fo:font-style="normal" style:font-size-asian="8pt" style:font-style-asian="normal" style:font-size-complex="8pt" style:font-style-complex="normal"/>
    </style:style>
    <style:style style:name="P25" style:family="paragraph" style:parent-style-name="Standard">
      <style:paragraph-properties fo:margin-left="0.4925in" fo:margin-right="0in" fo:text-indent="0in" style:auto-text-indent="false"/>
      <style:text-properties style:font-name="Courier 10 Pitch" fo:font-size="10pt" fo:font-style="normal" style:font-size-asian="10pt" style:font-style-asian="normal" style:font-size-complex="10pt" style:font-style-complex="normal"/>
    </style:style>
    <style:style style:name="P26" style:family="paragraph" style:parent-style-name="Standard">
      <style:paragraph-properties fo:margin-left="0.4925in" fo:margin-right="0in" fo:text-align="start" style:justify-single-word="false" fo:text-indent="0in" style:auto-text-indent="false" style:text-autospace="none"/>
      <style:text-properties fo:color="#000000" style:font-name="Courier 10 Pitch" fo:font-size="8pt" style:font-name-asian="Monospace" style:font-size-asian="8pt" style:font-name-complex="Monospace" style:font-size-complex="8pt"/>
    </style:style>
    <style:style style:name="P27" style:family="paragraph" style:parent-style-name="Standard">
      <style:paragraph-properties fo:margin-left="0.4925in" fo:margin-right="0in" fo:text-align="justify" style:justify-single-word="false" fo:text-indent="0in" style:auto-text-indent="false"/>
      <style:text-properties fo:color="#000000" style:font-name="Courier 10 Pitch" fo:font-size="8pt" style:font-name-asian="Monospace" style:font-size-asian="8pt" style:font-name-complex="Monospace" style:font-size-complex="8pt"/>
    </style:style>
    <style:style style:name="P28" style:family="paragraph" style:parent-style-name="Standard">
      <style:paragraph-properties fo:margin-left="0.4925in" fo:margin-right="0in" fo:text-align="start" style:justify-single-word="false" fo:text-indent="0in" style:auto-text-indent="false" style:text-autospace="none"/>
    </style:style>
    <style:style style:name="P29" style:family="paragraph" style:parent-style-name="Standard">
      <style:paragraph-properties fo:margin-left="0.4925in" fo:margin-right="0in" fo:text-align="start" style:justify-single-word="false" fo:text-indent="0in" style:auto-text-indent="false" style:text-autospace="none"/>
      <style:text-properties fo:color="#3f5fbf" style:font-name="Courier 10 Pitch" fo:font-size="8pt" style:font-name-asian="Monospace" style:font-size-asian="8pt" style:font-name-complex="Monospace" style:font-size-complex="8pt"/>
    </style:style>
    <style:style style:name="P30" style:family="paragraph" style:parent-style-name="Standard">
      <style:paragraph-properties fo:margin-left="0.4925in" fo:margin-right="0in" fo:text-indent="0in" style:auto-text-indent="false"/>
      <style:text-properties style:font-name="Monospace" fo:font-size="10pt" style:font-name-asian="Monospace" style:font-size-asian="10pt" style:font-name-complex="Monospace" style:font-size-complex="10pt"/>
    </style:style>
    <style:style style:name="P31" style:family="paragraph" style:parent-style-name="Standard">
      <style:paragraph-properties fo:margin-left="0.4925in" fo:margin-right="0in" fo:text-align="start" style:justify-single-word="false" fo:text-indent="0in" style:auto-text-indent="false" style:text-autospace="none"/>
      <style:text-properties fo:color="#3f7f5f" style:font-name="Courier 10 Pitch" fo:font-size="8pt" style:font-name-asian="Monospace" style:font-size-asian="8pt" style:font-name-complex="Monospace" style:font-size-complex="8pt"/>
    </style:style>
    <style:style style:name="P32" style:family="paragraph" style:parent-style-name="Standard">
      <style:paragraph-properties fo:margin-left="0.4925in" fo:margin-right="0in" fo:text-align="justify" style:justify-single-word="false" fo:text-indent="0in" style:auto-text-indent="false"/>
      <style:text-properties style:font-name="Nimbus Roman No9 L" fo:font-size="12pt" fo:font-style="normal" style:font-size-asian="10.5pt" style:font-style-asian="normal" style:font-size-complex="12pt" style:font-style-complex="normal"/>
    </style:style>
    <style:style style:name="P33" style:family="paragraph" style:parent-style-name="Standard">
      <style:paragraph-properties fo:margin-left="0in" fo:margin-right="0in" fo:text-align="justify" style:justify-single-word="false" fo:text-indent="0in" style:auto-text-indent="false"/>
      <style:text-properties fo:color="#000000" style:font-name="Courier 10 Pitch" fo:font-size="8pt" style:font-name-asian="Monospace" style:font-size-asian="8pt" style:font-name-complex="Monospace" style:font-size-complex="8pt"/>
    </style:style>
    <style:style style:name="P34" style:family="paragraph" style:parent-style-name="Standard">
      <style:paragraph-properties fo:margin-left="0in" fo:margin-right="0in" fo:text-align="start" style:justify-single-word="false" fo:text-indent="0in" style:auto-text-indent="false" style:text-autospace="none"/>
      <style:text-properties fo:color="#000000" style:font-name="Courier 10 Pitch" fo:font-size="8pt" style:font-name-asian="Monospace" style:font-size-asian="8pt" style:font-name-complex="Monospace" style:font-size-complex="8pt"/>
    </style:style>
    <style:style style:name="P35"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style:font-name-asian="Monospace" style:font-size-asian="10pt" style:font-name-complex="Monospace" style:font-size-complex="10pt"/>
    </style:style>
    <style:style style:name="P36" style:family="paragraph" style:parent-style-name="Standard">
      <style:paragraph-properties fo:margin-left="0in" fo:margin-right="0in" fo:text-indent="0in" style:auto-text-indent="false"/>
      <style:text-properties style:font-name="Nimbus Roman No9 L" fo:font-size="12pt" style:font-size-asian="12pt" style:font-size-complex="12pt"/>
    </style:style>
    <style:style style:name="P37" style:family="paragraph" style:parent-style-name="Standard">
      <style:paragraph-properties fo:margin-left="0in" fo:margin-right="0in" fo:text-align="justify" style:justify-single-word="false" fo:text-indent="0in" style:auto-text-indent="false"/>
      <style:text-properties style:font-name="Nimbus Roman No9 L" fo:font-size="12pt" style:font-size-asian="10.5pt" style:font-size-complex="12pt"/>
    </style:style>
    <style:style style:name="P38" style:family="paragraph" style:parent-style-name="Standard">
      <style:paragraph-properties fo:margin-left="0in" fo:margin-right="0in" fo:text-align="justify" style:justify-single-word="false" fo:text-indent="0in" style:auto-text-indent="false"/>
      <style:text-properties style:font-name="Nimbus Roman No9 L" fo:font-size="12pt" fo:font-style="normal" style:font-size-asian="10.5pt" style:font-style-asian="normal" style:font-size-complex="12pt" style:font-style-complex="normal"/>
    </style:style>
    <style:style style:name="P39" style:family="paragraph" style:parent-style-name="Standard">
      <style:paragraph-properties fo:margin-left="0in" fo:margin-right="0in" fo:text-indent="0in" style:auto-text-indent="false"/>
      <style:text-properties style:font-name="Nimbus Roman No9 L" fo:font-size="12pt" fo:font-style="normal" style:font-size-asian="12pt" style:font-style-asian="normal" style:font-size-complex="12pt" style:font-style-complex="normal"/>
    </style:style>
    <style:style style:name="P40" style:family="paragraph" style:parent-style-name="Standard">
      <style:paragraph-properties fo:margin-left="0in" fo:margin-right="0in" fo:text-align="start" style:justify-single-word="false" fo:text-indent="0in" style:auto-text-indent="false" style:text-autospace="none"/>
      <style:text-properties fo:color="#3f3fbf" style:font-name="Monospace" fo:font-size="10pt" style:font-name-asian="Monospace" style:font-size-asian="10pt" style:font-name-complex="Monospace" style:font-size-complex="10pt"/>
    </style:style>
    <style:style style:name="P41" style:family="paragraph" style:parent-style-name="Standard">
      <style:paragraph-properties fo:margin-left="0in" fo:margin-right="0in" fo:text-align="start" style:justify-single-word="false" fo:text-indent="0in" style:auto-text-indent="false" style:text-autospace="none"/>
      <style:text-properties fo:color="#3f3fbf" style:font-name="Courier 10 Pitch" fo:font-size="8pt" style:font-name-asian="Monospace" style:font-size-asian="8pt" style:font-name-complex="Monospace" style:font-size-complex="8pt"/>
    </style:style>
    <style:style style:name="P42" style:family="paragraph" style:parent-style-name="Text_20_body">
      <style:paragraph-properties fo:margin-left="0in" fo:margin-right="0in" fo:text-align="center" style:justify-single-word="false" fo:text-indent="0in" style:auto-text-indent="false"/>
      <style:text-properties fo:color="#000000" style:font-name="Nimbus Roman No9 L" fo:font-size="12pt" style:font-size-asian="12pt" style:font-size-complex="12pt"/>
    </style:style>
    <style:style style:name="P43" style:family="paragraph" style:parent-style-name="Text_20_body">
      <style:paragraph-properties fo:margin-left="0in" fo:margin-right="0in" fo:text-align="justify" style:justify-single-word="false" fo:text-indent="0in" style:auto-text-indent="false"/>
    </style:style>
    <style:style style:name="P44" style:family="paragraph" style:parent-style-name="Text_20_body">
      <style:paragraph-properties fo:margin-left="0in" fo:margin-right="0in" fo:text-align="justify" style:justify-single-word="false" fo:text-indent="0in" style:auto-text-indent="false"/>
      <style:text-properties fo:font-style="normal" style:font-style-asian="normal" style:font-style-complex="normal"/>
    </style:style>
    <style:style style:name="P45" style:family="paragraph" style:parent-style-name="Text_20_body">
      <style:paragraph-properties fo:text-align="justify" style:justify-single-word="false"/>
    </style:style>
    <style:style style:name="P46" style:family="paragraph" style:parent-style-name="Text_20_body">
      <style:paragraph-properties fo:text-align="justify" style:justify-single-word="false"/>
      <style:text-properties fo:color="#000000" style:font-name="Nimbus Roman No9 L" fo:font-size="12pt" style:font-size-asian="12pt" style:font-size-complex="12pt"/>
    </style:style>
    <style:style style:name="P47" style:family="paragraph" style:parent-style-name="Text_20_body">
      <style:paragraph-properties fo:text-align="justify" style:justify-single-word="false"/>
      <style:text-properties fo:color="#000000" style:font-name="Nimbus Roman No9 L" fo:font-size="12pt" style:font-name-asian="Monospace" style:font-size-asian="12pt" style:font-name-complex="Monospace" style:font-size-complex="12pt"/>
    </style:style>
    <style:style style:name="P48" style:family="paragraph" style:parent-style-name="Text_20_body">
      <style:paragraph-properties fo:text-align="justify" style:justify-single-word="false"/>
      <style:text-properties fo:color="#000000" style:font-name="Courier 10 Pitch" fo:font-size="8pt" style:font-name-asian="Monospace" style:font-size-asian="8pt" style:font-name-complex="Monospace" style:font-size-complex="8pt"/>
    </style:style>
    <style:style style:name="P49" style:family="paragraph" style:parent-style-name="Text_20_body">
      <style:text-properties fo:font-size="8pt" style:font-size-asian="8pt" style:font-size-complex="8pt"/>
    </style:style>
    <style:style style:name="P50" style:family="paragraph" style:parent-style-name="Text_20_body">
      <style:paragraph-properties fo:text-align="justify" style:justify-single-word="false"/>
      <style:text-properties fo:color="#3f3fbf" style:font-name="Courier 10 Pitch" fo:font-size="8pt" style:font-name-asian="Monospace" style:font-size-asian="8pt" style:font-name-complex="Monospace" style:font-size-complex="8pt"/>
    </style:style>
    <style:style style:name="P51" style:family="paragraph" style:parent-style-name="Text_20_body">
      <style:text-properties fo:font-style="normal" style:font-style-asian="normal" style:font-style-complex="normal"/>
    </style:style>
    <style:style style:name="P52" style:family="paragraph" style:parent-style-name="Text_20_body">
      <style:paragraph-properties fo:text-align="justify" style:justify-single-word="false"/>
      <style:text-properties fo:font-style="normal" style:font-style-asian="normal" style:font-style-complex="normal"/>
    </style:style>
    <style:style style:name="P53" style:family="paragraph" style:parent-style-name="Contents_20_1">
      <style:paragraph-properties>
        <style:tab-stops>
          <style:tab-stop style:position="6.9252in" style:type="right" style:leader-style="dotted" style:leader-text="."/>
        </style:tab-stops>
      </style:paragraph-properties>
    </style:style>
    <style:style style:name="P54" style:family="paragraph" style:parent-style-name="Standard">
      <style:paragraph-properties fo:margin-left="0in" fo:margin-right="0in" fo:text-align="justify" style:justify-single-word="false" fo:text-indent="0in" style:auto-text-indent="false"/>
      <style:text-properties style:font-name="Nimbus Roman No9 L" fo:font-size="12pt" fo:font-style="normal" style:font-size-asian="10.5pt" style:font-style-asian="normal" style:font-size-complex="12pt" style:font-style-complex="normal"/>
    </style:style>
    <style:style style:name="P55" style:family="paragraph" style:parent-style-name="Standard" style:list-style-name="L3">
      <style:paragraph-properties fo:margin-left="0in" fo:margin-right="0in" fo:text-align="justify" style:justify-single-word="false" fo:text-indent="0in" style:auto-text-indent="false"/>
      <style:text-properties style:font-name="Nimbus Roman No9 L" fo:font-size="12pt" fo:font-style="normal" style:font-size-asian="10.5pt" style:font-style-asian="normal" style:font-size-complex="12pt" style:font-style-complex="normal"/>
    </style:style>
    <style:style style:name="P56" style:family="paragraph" style:parent-style-name="Standard" style:list-style-name="L3">
      <style:paragraph-properties fo:margin-left="0in" fo:margin-right="0in" fo:text-align="justify" style:justify-single-word="false" fo:text-indent="0in" style:auto-text-indent="false"/>
      <style:text-properties style:font-name="Nimbus Roman No9 L" fo:font-size="12pt" fo:font-style="normal" style:font-size-asian="10.5pt" style:font-style-asian="normal" style:font-size-complex="12pt" style:font-style-complex="normal"/>
    </style:style>
    <style:style style:name="P57" style:family="paragraph" style:parent-style-name="Standard" style:list-style-name="L3">
      <style:paragraph-properties fo:margin-left="0in" fo:margin-right="0in" fo:text-align="justify" style:justify-single-word="false" fo:text-indent="0in" style:auto-text-indent="false"/>
      <style:text-properties style:font-name="Nimbus Roman No9 L" fo:font-size="12pt" fo:font-style="normal" style:font-size-asian="10.5pt" style:font-style-asian="normal" style:font-size-complex="12pt" style:font-style-complex="normal"/>
    </style:style>
    <style:style style:name="P58" style:family="paragraph" style:parent-style-name="Standard" style:list-style-name="L3">
      <style:paragraph-properties fo:margin-left="0in" fo:margin-right="0in" fo:text-align="justify" style:justify-single-word="false" fo:text-indent="0in" style:auto-text-indent="false"/>
      <style:text-properties style:font-name="Nimbus Roman No9 L" fo:font-size="12pt" fo:font-style="normal" style:font-size-asian="10.5pt" style:font-style-asian="normal" style:font-size-complex="12pt" style:font-style-complex="normal"/>
    </style:style>
    <style:style style:name="P59" style:family="paragraph" style:parent-style-name="Standard" style:list-style-name="L3">
      <style:paragraph-properties fo:margin-left="0in" fo:margin-right="0in" fo:text-align="justify" style:justify-single-word="false" fo:text-indent="0in" style:auto-text-indent="false"/>
      <style:text-properties style:font-name="Nimbus Roman No9 L" fo:font-size="12pt" style:font-size-asian="10.5pt" style:font-size-complex="12pt"/>
    </style:style>
    <style:style style:name="P60" style:family="paragraph" style:parent-style-name="Standard" style:list-style-name="L3">
      <style:paragraph-properties fo:margin-left="0in" fo:margin-right="0in" fo:text-align="justify" style:justify-single-word="false" fo:text-indent="0in" style:auto-text-indent="false"/>
      <style:text-properties style:font-name="Nimbus Roman No9 L" fo:font-size="12pt" style:font-size-asian="10.5pt" style:font-size-complex="12pt"/>
    </style:style>
    <style:style style:name="P61" style:family="paragraph" style:parent-style-name="Standard">
      <style:paragraph-properties fo:margin-left="0.4925in" fo:margin-right="0in" fo:text-align="start" style:justify-single-word="false" fo:text-indent="0in" style:auto-text-indent="false" style:text-autospace="none"/>
      <style:text-properties fo:color="#3f5fbf" style:font-name="Courier 10 Pitch" fo:font-size="8pt" style:font-name-asian="Monospace" style:font-size-asian="8pt" style:font-name-complex="Monospace" style:font-size-complex="8pt"/>
    </style:style>
    <style:style style:name="P62" style:family="paragraph" style:parent-style-name="Text_20_body" style:list-style-name="L1"/>
    <style:style style:name="P63" style:family="paragraph" style:parent-style-name="Text_20_body" style:list-style-name="L1"/>
    <style:style style:name="P64" style:family="paragraph" style:parent-style-name="Text_20_body" style:list-style-name="L1"/>
    <style:style style:name="P65" style:family="paragraph" style:parent-style-name="Text_20_body" style:list-style-name="L2">
      <style:paragraph-properties fo:text-align="justify" style:justify-single-word="false"/>
    </style:style>
    <style:style style:name="P66" style:family="paragraph" style:parent-style-name="Text_20_body" style:list-style-name="L2">
      <style:paragraph-properties fo:text-align="justify" style:justify-single-word="false"/>
    </style:style>
    <style:style style:name="P67" style:family="paragraph" style:parent-style-name="Text_20_body" style:list-style-name="L2">
      <style:paragraph-properties fo:text-align="justify" style:justify-single-word="false"/>
    </style:style>
    <style:style style:name="P68" style:family="paragraph" style:parent-style-name="Text_20_body">
      <style:paragraph-properties fo:text-align="justify" style:justify-single-word="false"/>
      <style:text-properties fo:color="#3f3fbf" style:font-name="Courier 10 Pitch" fo:font-size="8pt" style:font-name-asian="Monospace" style:font-size-asian="8pt" style:font-name-complex="Monospace" style:font-size-complex="8pt"/>
    </style:style>
    <style:style style:name="P69" style:family="paragraph" style:parent-style-name="Text_20_body">
      <style:paragraph-properties fo:margin-left="0in" fo:margin-right="0in" fo:text-align="justify" style:justify-single-word="false" fo:text-indent="0in" style:auto-text-indent="false"/>
      <style:text-properties fo:font-style="normal" style:font-style-asian="normal" style:font-style-complex="normal"/>
    </style:style>
    <style:style style:name="T1" style:family="text">
      <style:text-properties fo:color="#3f3fbf"/>
    </style:style>
    <style:style style:name="T2" style:family="text">
      <style:text-properties fo:color="#3f3fbf" style:font-name-asian="Monospace" style:font-name-complex="Monospace"/>
    </style:style>
    <style:style style:name="T3" style:family="text">
      <style:text-properties fo:color="#3f3fbf" style:font-name="Courier 10 Pitch" fo:font-size="8pt" style:font-name-asian="Monospace" style:font-size-asian="8pt" style:font-name-complex="Monospace" style:font-size-complex="8pt"/>
    </style:style>
    <style:style style:name="T4" style:family="text">
      <style:text-properties fo:color="#3f3fbf" fo:font-style="normal" style:font-style-asian="normal" style:font-style-complex="normal"/>
    </style:style>
    <style:style style:name="T5" style:family="text">
      <style:text-properties fo:color="#bf5f5f"/>
    </style:style>
    <style:style style:name="T6" style:family="text">
      <style:text-properties fo:color="#bf5f5f" style:font-name="Courier 10 Pitch" fo:font-size="8pt" style:font-name-asian="Monospace" style:font-size-asian="8pt" style:font-name-complex="Monospace" style:font-size-complex="8pt"/>
    </style:style>
    <style:style style:name="T7" style:family="text">
      <style:text-properties fo:color="#bf5f5f" fo:font-style="normal" style:font-style-asian="normal" style:font-style-complex="normal"/>
    </style:style>
    <style:style style:name="T8" style:family="text">
      <style:text-properties fo:color="#800000"/>
    </style:style>
    <style:style style:name="T9" style:family="text">
      <style:text-properties fo:color="#800000" style:font-name-asian="Monospace" style:font-name-complex="Monospace"/>
    </style:style>
    <style:style style:name="T10" style:family="text">
      <style:text-properties fo:color="#800000" style:font-name="Courier 10 Pitch" fo:font-size="8pt" style:font-name-asian="Monospace" style:font-size-asian="8pt" style:font-name-complex="Monospace" style:font-size-complex="8pt"/>
    </style:style>
    <style:style style:name="T11" style:family="text">
      <style:text-properties fo:color="#800000" fo:font-style="normal" style:font-style-asian="normal" style:font-style-complex="normal"/>
    </style:style>
    <style:style style:name="T12" style:family="text">
      <style:text-properties fo:font-size="10pt" style:font-size-asian="10pt" style:font-size-complex="10pt"/>
    </style:style>
    <style:style style:name="T13" style:family="text">
      <style:text-properties style:font-name-asian="Monospace" style:font-name-complex="Monospace"/>
    </style:style>
    <style:style style:name="T14" style:family="text">
      <style:text-properties fo:color="#7f0055" fo:font-weight="bold" style:font-weight-asian="bold" style:font-weight-complex="bold"/>
    </style:style>
    <style:style style:name="T15" style:family="text">
      <style:text-properties fo:color="#7f0055" style:font-name="Courier 10 Pitch" fo:font-size="8pt" fo:font-style="normal" fo:font-weight="bold" style:font-size-asian="8pt" style:font-style-asian="normal" style:font-weight-asian="bold" style:font-size-complex="8pt" style:font-style-complex="normal" style:font-weight-complex="bold"/>
    </style:style>
    <style:style style:name="T16" style:family="text">
      <style:text-properties fo:color="#7f0055" style:font-name="Courier 10 Pitch" fo:font-weight="bold" style:font-name-asian="Monospace" style:font-weight-asian="bold" style:font-name-complex="Monospace" style:font-weight-complex="bold"/>
    </style:style>
    <style:style style:name="T17" style:family="text">
      <style:text-properties fo:color="#7f0055" fo:font-style="normal" fo:font-weight="bold" style:font-style-asian="normal" style:font-weight-asian="bold" style:font-style-complex="normal" style:font-weight-complex="bold"/>
    </style:style>
    <style:style style:name="T18" style:family="text">
      <style:text-properties fo:color="#000000"/>
    </style:style>
    <style:style style:name="T19" style:family="text">
      <style:text-properties fo:color="#000000" style:font-name-asian="Monospace" style:font-name-complex="Monospace"/>
    </style:style>
    <style:style style:name="T20" style:family="text">
      <style:text-properties fo:color="#000000" style:font-name="Courier 10 Pitch" fo:font-size="8pt" fo:font-style="normal" style:font-size-asian="8pt" style:font-style-asian="normal" style:font-size-complex="8pt" style:font-style-complex="normal"/>
    </style:style>
    <style:style style:name="T21" style:family="text">
      <style:text-properties fo:color="#000000" style:font-name="Courier 10 Pitch" style:font-name-asian="Monospace" style:font-name-complex="Monospace"/>
    </style:style>
    <style:style style:name="T22" style:family="text">
      <style:text-properties fo:color="#000000" fo:font-style="normal" style:font-style-asian="normal" style:font-style-complex="normal"/>
    </style:style>
    <style:style style:name="T23" style:family="text">
      <style:text-properties fo:color="#000000" fo:font-style="italic" style:font-style-asian="italic" style:font-style-complex="italic"/>
    </style:style>
    <style:style style:name="T24" style:family="text">
      <style:text-properties fo:color="#0000c0"/>
    </style:style>
    <style:style style:name="T25" style:family="text">
      <style:text-properties fo:color="#0000c0"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name-asian="Monospace" style:font-style-asian="italic" style:font-name-complex="Monospace" style:font-style-complex="italic"/>
    </style:style>
    <style:style style:name="T28" style:family="text">
      <style:text-properties fo:color="#2a00ff"/>
    </style:style>
    <style:style style:name="T29" style:family="text">
      <style:text-properties fo:color="#2a00ff" style:font-name-asian="Monospace" style:font-name-complex="Monospace"/>
    </style:style>
    <style:style style:name="T30" style:family="text">
      <style:text-properties fo:color="#008080"/>
    </style:style>
    <style:style style:name="T31" style:family="text">
      <style:text-properties fo:color="#008080" style:font-name-asian="Monospace" style:font-name-complex="Monospace"/>
    </style:style>
    <style:style style:name="T32" style:family="text">
      <style:text-properties fo:color="#3f7f7f"/>
    </style:style>
    <style:style style:name="T33" style:family="text">
      <style:text-properties fo:color="#3f7f7f" style:font-name-asian="Monospace" style:font-name-complex="Monospace"/>
    </style:style>
    <style:style style:name="T34" style:family="text">
      <style:text-properties fo:color="#7f007f" style:font-name-asian="Monospace" style:font-name-complex="Monospace"/>
    </style:style>
    <style:style style:name="T35" style:family="text">
      <style:text-properties fo:font-style="normal" style:font-style-asian="normal" style:font-style-complex="normal"/>
    </style:style>
    <style:style style:name="T36" style:family="text">
      <style:text-properties fo:color="#3f5fbf"/>
    </style:style>
    <style:style style:name="T37" style:family="text">
      <style:text-properties fo:color="#7f9fbf" fo:font-weight="bold" style:font-weight-asian="bold" style:font-weight-complex="bold"/>
    </style:style>
    <style:style style:name="T38" style:family="text">
      <style:text-properties style:font-name="Courier 10 Pitch" fo:font-size="8pt" style:font-name-asian="Monospace" style:font-size-asian="8pt" style:font-name-complex="Monospace" style:font-size-complex="8pt"/>
    </style:style>
    <style:style style:name="T39" style:family="text">
      <style:text-properties fo:color="#3f7f5f"/>
    </style:style>
    <style:style style:name="T40" style:family="text">
      <style:text-properties fo:color="#3f9f5f" style:font-name="Courier 10 Pitch" fo:font-size="8pt" style:font-name-asian="Monospace" style:font-size-asian="8pt" style:font-name-complex="Monospace" style:font-size-complex="8pt"/>
    </style:style>
    <style:style style:name="T41" style:family="text">
      <style:text-properties fo:color="#7f7f9f"/>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Honeycomb - DTF</text:p>
      <text:p text:style-name="P1">Development Guid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1">Table of Contents</text:p>
          </text:index-title>
          <text:p text:style-name="P53">Introduction<text:tab/>3</text:p>
          <text:p text:style-name="P53">XML to Java Relation<text:tab/>4</text:p>
          <text:p text:style-name="P53">Types of Actions within Honeycomb<text:tab/>5</text:p>
          <text:p text:style-name="P53">Object API Actions<text:tab/>6</text:p>
          <text:p text:style-name="P53">CLI Actions<text:tab/>11</text:p>
          <text:p text:style-name="P53">Cluster Actions<text:tab/>15</text:p>
        </text:index-body>
      </text:table-of-content>
      <text:p text:style-name="P1"/>
      <text:h text:style-name="P10" text:outline-level="1">Introduction</text:h>
      <text:p text:style-name="P1"/>
      <text:p text:style-name="P3">This document will cover the details of how to introduce a new tag into the DTF framework and how to make use of existing APIs to easily make new tags using all of the existing functionality with out having to rewrite similar pieces of code.</text:p>
      <text:p text:style-name="P3"/>
      <text:h text:style-name="P10" text:outline-level="1">XML to Java Relation</text:h>
      <text:p text:style-name="P4">Currently each tag in XML land has a corresponding class in Java land and the relation between them is quite visibly obvious. Lets take the simple Echo tag and analyze it better:</text:p>
      <text:p text:style-name="P4"/>
      <text:p text:style-name="P4">DTD definition:</text:p>
      <text:p text:style-name="P4"/>
      <text:p text:style-name="P21"><text:span text:style-name="T1">&lt;!ELEMENT</text:span> <text:span text:style-name="T5">echo</text:span> <text:span text:style-name="T5">(#PCDATA)</text:span><text:span text:style-name="T1">&gt;</text:span></text:p>
      <text:p text:style-name="P20"><text:span text:style-name="T1">&lt;!ATTLIST</text:span> <text:span text:style-name="T5">echo</text:span></text:p>
      <text:p text:style-name="P22"><text:span text:style-name="T13"><text:s text:c="10"/>message </text:span><text:span text:style-name="T9">CDATA</text:span><text:span text:style-name="T13"> </text:span><text:span text:style-name="T9">#IMPLIED</text:span><text:span text:style-name="T2">&gt;</text:span></text:p>
      <text:p text:style-name="P4">Java <text:span text:style-name="T12">(omitted imports/package declaration section):</text:span></text:p>
      <text:p text:style-name="P5"/>
      <text:p text:style-name="P21"><text:span text:style-name="T14">public</text:span><text:span text:style-name="T18"> </text:span><text:span text:style-name="T14">class</text:span><text:span text:style-name="T18"> Echo </text:span><text:span text:style-name="T14">extends</text:span><text:span text:style-name="T18"> CDATA {</text:span></text:p>
      <text:p text:style-name="P27"/>
      <text:p text:style-name="P20"><text:span text:style-name="T18"><text:s text:c="4"/></text:span><text:span text:style-name="T14">private</text:span><text:span text:style-name="T18"> String </text:span><text:span text:style-name="T24">message</text:span><text:span text:style-name="T18"> = </text:span><text:span text:style-name="T14">null</text:span><text:span text:style-name="T18">;</text:span></text:p>
      <text:p text:style-name="P20"/>
      <text:p text:style-name="P20"><text:span text:style-name="T18"><text:s text:c="4"/></text:span><text:span text:style-name="T14">public</text:span><text:span text:style-name="T18"> Echo() { }</text:span></text:p>
      <text:p text:style-name="P26"><text:s text:c="4"/></text:p>
      <text:p text:style-name="P20"><text:span text:style-name="T18"><text:s text:c="4"/></text:span><text:span text:style-name="T14">public</text:span><text:span text:style-name="T18"> </text:span><text:span text:style-name="T14">void</text:span><text:span text:style-name="T18"> execute() </text:span><text:span text:style-name="T14">throws</text:span><text:span text:style-name="T18"> DTFException {</text:span></text:p>
      <text:p text:style-name="P26"><text:s text:c="8"/>String msg = getMessage();</text:p>
      <text:p text:style-name="P26"><text:s text:c="8"/>String cdata = getCDATA();</text:p>
      <text:p text:style-name="P20"><text:span text:style-name="T18"><text:s text:c="8"/></text:span><text:span text:style-name="T14">if</text:span><text:span text:style-name="T18"> (msg != </text:span><text:span text:style-name="T14">null</text:span><text:span text:style-name="T18">)</text:span></text:p>
      <text:p text:style-name="P26"><text:s text:c="12"/><text:span text:style-name="T26">getLogger</text:span>().info(msg);</text:p>
      <text:p text:style-name="P20"><text:span text:style-name="T18"><text:s text:c="8"/></text:span><text:span text:style-name="T14">else</text:span><text:span text:style-name="T18"> </text:span><text:span text:style-name="T14">if</text:span><text:span text:style-name="T18"> (cdata != </text:span><text:span text:style-name="T14">null</text:span><text:span text:style-name="T18">)</text:span></text:p>
      <text:p text:style-name="P26"><text:s text:c="12"/><text:span text:style-name="T26">getLogger</text:span>().info(cdata);</text:p>
      <text:p text:style-name="P20"><text:span text:style-name="T18"><text:s text:c="8"/></text:span><text:span text:style-name="T14">else</text:span></text:p>
      <text:p text:style-name="P20"><text:span text:style-name="T18"><text:s text:c="12"/></text:span><text:span text:style-name="T14">throw</text:span><text:span text:style-name="T18"> </text:span><text:span text:style-name="T14">new</text:span><text:span text:style-name="T18"> DTFException(</text:span><text:span text:style-name="T28">"Echo does not contain a message to be printed."</text:span><text:span text:style-name="T18">);</text:span></text:p>
      <text:p text:style-name="P26"><text:s text:c="4"/>}</text:p>
      <text:p text:style-name="P20"/>
      <text:p text:style-name="P20"><text:span text:style-name="T18"><text:s text:c="4"/></text:span><text:span text:style-name="T14">public</text:span><text:span text:style-name="T18"> String getMessage() </text:span><text:span text:style-name="T14">throws</text:span><text:span text:style-name="T18"> ParseException { </text:span><text:span text:style-name="T14">return</text:span><text:span text:style-name="T18"> replaceProperties(</text:span><text:span text:style-name="T24">message</text:span><text:span text:style-name="T18">); }</text:span></text:p>
      <text:p text:style-name="P20"><text:span text:style-name="T18"><text:s text:c="4"/></text:span><text:span text:style-name="T14">public</text:span><text:span text:style-name="T18"> </text:span><text:span text:style-name="T14">void</text:span><text:span text:style-name="T18"> setMessage(String message) { </text:span><text:span text:style-name="T14">this</text:span><text:span text:style-name="T18">.</text:span><text:span text:style-name="T24">message</text:span><text:span text:style-name="T18"> = message; }</text:span></text:p>
      <text:p text:style-name="P26">}</text:p>
      <text:p text:style-name="P4"/>
      <text:p text:style-name="P4">XML Example:</text:p>
      <text:p text:style-name="P33"/>
      <text:p text:style-name="P20"><text:span text:style-name="T30">&lt;</text:span><text:span text:style-name="T32">echo</text:span><text:span text:style-name="T30">&gt;</text:span><text:span text:style-name="T18">${prop1} : ${prop2} : ${prop3}</text:span><text:span text:style-name="T30">&lt;/</text:span><text:span text:style-name="T32">echo</text:span><text:span text:style-name="T30">&gt;</text:span><text:span text:style-name="T18"> <text:s text:c="7"/></text:span></text:p>
      <text:p text:style-name="P22"><text:span text:style-name="T31">&lt;</text:span><text:span text:style-name="T33">echo </text:span><text:span text:style-name="T34">message</text:span><text:span text:style-name="T19">=</text:span><text:span text:style-name="T29">"Echoing some System properties"</text:span><text:span text:style-name="T31">/&gt;</text:span></text:p>
      <text:p text:style-name="P22"><text:span text:style-name="T31">&lt;</text:span><text:span text:style-name="T33">echo</text:span><text:span text:style-name="T31">&gt;</text:span><text:span text:style-name="T19">Arch: ${os.arch}</text:span><text:span text:style-name="T31">&lt;/</text:span><text:span text:style-name="T33">echo</text:span><text:span text:style-name="T31">&gt;</text:span></text:p>
      <text:p text:style-name="P4"/>
      <text:p text:style-name="P4">As we can see above the Java code needs to extend the Action class and then implement the execute method and the properties from the DTD definition of the Echo tag have to match up with the Java in order for the properties to make it from the XML to the Java Object during execution. In this specific example the Echo tag is extending from the CDATA class which already handles the case of child text nodes and groups them to be easily retrieved using the <text:span text:style-name="T26">getCDATA</text:span> method. </text:p>
      <text:p text:style-name="P4"/>
      <text:p text:style-name="P4">Somethings to notice is that whenever you have a property that exists in the xml and also needs to be handled in the Java code you need to define the <text:span text:style-name="T26">public </text:span><text:span text:style-name="T35">methods for getting/setting that value following the usual Java convention of naming the getter </text:span><text:span text:style-name="T26">getMyProperty</text:span><text:span text:style-name="T35"> and setter </text:span><text:span text:style-name="T26">setMyProperty</text:span><text:span text:style-name="T35">. Another thing to remember is that if your property can contain properties in the XML representation (properties defined as </text:span><text:span text:style-name="T26">${my.property}</text:span><text:span text:style-name="T35">) then you have to use the utility function </text:span><text:span text:style-name="T26">replaceProperties(String property)</text:span><text:span text:style-name="T35"> to resolve the property value before making use of it within your own code.</text:span></text:p>
      <text:p text:style-name="P4"/>
      <text:h text:style-name="P9" text:outline-level="1">Types of Actions within Honeycomb</text:h>
      <text:p text:style-name="Text_20_body"/>
      <text:p text:style-name="Text_20_body">Honeycomb has various types of actions and each of them have slightly different tools/APIs to help get <text:s/>the right work done easily and efficiently. The various types are:</text:p>
      <text:p text:style-name="Text_20_body"/>
      <text:list text:style-name="L1">
        <text:list-item>
          <text:p text:style-name="P62">Object API Actions</text:p>
        </text:list-item>
      </text:list>
      <text:p text:style-name="P12">These actions are the basic store, retrieve, query, etc actions that allow the tests to do the various types of API actions on the cluster nodes. Currently there is only an implenentation for Java API but creating the C API access is a question of implementing the DTFA that can take the existing XML actions and convert them into C land operations.</text:p>
      <text:p text:style-name="P12"/>
      <text:list text:style-name="L1" text:continue-numbering="true">
        <text:list-item>
          <text:p text:style-name="P62">CLI Actions</text:p>
        </text:list-item>
      </text:list>
      <text:p text:style-name="P12">Actions on the CLI are necessary in order to do the basic administration tasks that the admin of honeycomb cluster has access to.</text:p>
      <text:p text:style-name="P12"/>
      <text:list text:style-name="L1" text:continue-numbering="true">
        <text:list-item>
          <text:p text:style-name="P62">Cluster Actions</text:p>
        </text:list-item>
      </text:list>
      <text:p text:style-name="P12">Cluster actions are simple actions such as rebooting a node or checking the a given object </text:p>
      <text:p text:style-name="P12">has all 7 fragments. Some of these are very low level actions that require sshing into the node </text:p>
      <text:p text:style-name="P12">and doing ls. </text:p>
      <text:p text:style-name="Text_20_body"/>
      <text:p text:style-name="Text_20_body">Now in the follow sections we'll talk more in depth about each of these Actions and what type of libraries are available for each one. At the same time we'll walk through the processing of adding a new task to each of the Action types and how to take advantage of the existing APIs in place.</text:p>
      <text:p text:style-name="Text_20_body"/>
      <text:h text:style-name="Heading_20_1" text:outline-level="1"/>
      <text:h text:style-name="P9" text:outline-level="1">Object API Actions</text:h>
      <text:p text:style-name="P45">Basic API actions are the simples action that can be done on a honeycomb. There are already a vast number of actions implemented and the documentation for these is generated from the actual code. Now lets analyze the addition of a new Object API Action and I've decided to do this for the unused operation of <text:span text:style-name="T26">getDate</text:span> that will get the current date from the honeycomb cluster side using the Java API. So the first thing to do is add the DTD declaration for the new XML tag to the <text:span text:style-name="T26">hc.dtd</text:span> (this file is merged with the dtf.dtd during build time). So here's the new entry we would add to that file:</text:p>
      <text:p text:style-name="P50"/>
      <text:p text:style-name="P28"><text:span text:style-name="T3">&lt;!ELEMENT</text:span><text:span text:style-name="T38"> </text:span><text:span text:style-name="T6">getdate</text:span><text:span text:style-name="T38"> </text:span><text:span text:style-name="T6">EMPTY</text:span><text:span text:style-name="T3">&gt;</text:span></text:p>
      <text:p text:style-name="P28"><text:span text:style-name="T3">&lt;!ATTLIST</text:span><text:span text:style-name="T38"> </text:span><text:span text:style-name="T6">getdate</text:span></text:p>
      <text:p text:style-name="P22"><text:span text:style-name="T13"><text:s text:c="10"/>property <text:s/></text:span><text:span text:style-name="T9">CDATA</text:span><text:span text:style-name="T13"> </text:span><text:span text:style-name="T9">#REQUIRED</text:span><text:span text:style-name="T2">&gt;</text:span></text:p>
      <text:p text:style-name="P40"/>
      <text:p text:style-name="P47">First thing to note is that this new action will return a property value that will contain the value of the date, now for simplicity sake we can just record this property as a long time stamp of the date. That will be easier for most uses of this type of value. Now we also need to tell the DTD where in the tests this tag can be used. For this case specifically it can be used anywhere the current store,retrieve, etc operations are used. So we just need to add to the existing hc_commands entity like so:</text:p>
      <text:p text:style-name="P50"/>
      <text:p text:style-name="P42"><text:span text:style-name="T3">&lt;!ENTITY</text:span><text:span text:style-name="T38"> % </text:span><text:span text:style-name="T6">hc_commands</text:span><text:span text:style-name="T38"> </text:span><text:span text:style-name="T40">"store|addmetadata|retrieve|retrievemd|delete|metadata|hcquery|getdate"</text:span><text:span text:style-name="T3">&gt;</text:span></text:p>
      <text:p text:style-name="P50"/>
      <text:p text:style-name="P46"><text:span text:style-name="T13">Now we need to write the new <text:s/>Java code for this action, now since this is an object API action this would go next to the rest of the other store/retrieve operations and that is under com/sun/dtf/actions/honeycomb and in there we'll create the class </text:span><text:span text:style-name="T27">Getdate.java</text:span><text:span text:style-name="T13">, like so:</text:span></text:p>
      <text:p text:style-name="P47"/>
      <text:p text:style-name="P27"><text:span text:style-name="T14">package</text:span> com.sun.dtf.actions.honeycomb;</text:p>
      <text:p text:style-name="P20"/>
      <text:p text:style-name="P20"><text:span text:style-name="T14">import</text:span><text:span text:style-name="T18"> com.sun.dtf.exception.DTFException;</text:span></text:p>
      <text:p text:style-name="P20"/>
      <text:p text:style-name="P29">/**</text:p>
      <text:p text:style-name="P20"><text:span text:style-name="T18"><text:s/></text:span><text:span text:style-name="T36">*</text:span><text:span text:style-name="T18"> </text:span><text:span text:style-name="T37">@dtf.tag</text:span><text:span text:style-name="T18"> </text:span><text:span text:style-name="T36">getdate</text:span></text:p>
      <text:p text:style-name="P20"><text:span text:style-name="T18"><text:s/></text:span><text:span text:style-name="T36">*</text:span><text:span text:style-name="T18"> </text:span></text:p>
      <text:p text:style-name="P20"><text:span text:style-name="T18"><text:s/></text:span><text:span text:style-name="T36">*</text:span><text:span text:style-name="T18"> </text:span><text:span text:style-name="T37">@dtf.since</text:span><text:span text:style-name="T18"> </text:span><text:span text:style-name="T36">1.0</text:span></text:p>
      <text:p text:style-name="P20"><text:span text:style-name="T18"><text:s/></text:span><text:span text:style-name="T36">*</text:span><text:span text:style-name="T18"> </text:span><text:span text:style-name="T37">@dtf.author</text:span><text:span text:style-name="T18"> </text:span><text:span text:style-name="T36">Rodney</text:span><text:span text:style-name="T18"> </text:span><text:span text:style-name="T36">Gomes</text:span></text:p>
      <text:p text:style-name="P20"><text:span text:style-name="T18"><text:s/></text:span><text:span text:style-name="T36">*</text:span><text:span text:style-name="T18"> </text:span></text:p>
      <text:p text:style-name="P20"><text:span text:style-name="T18"><text:s/></text:span><text:span text:style-name="T36">*</text:span><text:span text:style-name="T18"> </text:span><text:span text:style-name="T37">@dtf.tag.desc</text:span><text:span text:style-name="T18"> </text:span></text:p>
      <text:p text:style-name="P20"><text:span text:style-name="T18"><text:s/></text:span><text:span text:style-name="T36">*</text:span><text:span text:style-name="T18"> <text:s text:c="14"/></text:span></text:p>
      <text:p text:style-name="P20"><text:span text:style-name="T18"><text:s/></text:span><text:span text:style-name="T36">*</text:span><text:span text:style-name="T18"> </text:span><text:span text:style-name="T37">@dtf.tag.example</text:span><text:span text:style-name="T18"> </text:span></text:p>
      <text:p text:style-name="P20"><text:span text:style-name="T18"><text:s/></text:span><text:span text:style-name="T36">*</text:span><text:span text:style-name="T18"> </text:span></text:p>
      <text:p text:style-name="P20"><text:span text:style-name="T18"><text:s/></text:span><text:span text:style-name="T36">*/</text:span></text:p>
      <text:p text:style-name="P20"><text:span text:style-name="T14">public</text:span><text:span text:style-name="T18"> </text:span><text:span text:style-name="T14">class</text:span><text:span text:style-name="T18"> Getdate </text:span><text:span text:style-name="T14">extends</text:span><text:span text:style-name="T18"> HCBasicOperation {</text:span></text:p>
      <text:p text:style-name="P20"/>
      <text:p text:style-name="P20"><text:span text:style-name="T18"><text:s text:c="4"/></text:span><text:span text:style-name="T14">public</text:span><text:span text:style-name="T18"> Getdate() { }</text:span></text:p>
      <text:p text:style-name="P26"><text:s text:c="4"/></text:p>
      <text:p text:style-name="P20"><text:span text:style-name="T18"><text:s text:c="4"/></text:span><text:span text:style-name="T14">public</text:span><text:span text:style-name="T18"> </text:span><text:span text:style-name="T14">void</text:span><text:span text:style-name="T18"> execute() </text:span><text:span text:style-name="T14">throws</text:span><text:span text:style-name="T18"> DTFException {</text:span></text:p>
      <text:p text:style-name="P20"/>
      <text:p text:style-name="P26"><text:s text:c="4"/>}</text:p>
      <text:p text:style-name="P26">}</text:p>
      <text:p text:style-name="P48"/>
      <text:p text:style-name="P45">Now as you can see from the above we've sub-classed the <text:span text:style-name="T26">HCBasicOperation</text:span> which is common for this type of action and may be useful to use some of the utility methods from that class. Now the JavaDoc elements that are in this example are also necessary because we need to start writing the documentation for our tag and what <text:s/>better place to put it but right next to the code ?As a good starting point for understanding what type of functionality is already available reading through some of the <text:soft-page-break/>other Object API actions is a very good idea, since they all tend to use the same utilities and have similar design patterns. </text:p>
      <text:p text:style-name="Text_20_body"/>
      <text:p text:style-name="P45">Onto filling in the meat of this operation, there is a NVOAPool that is used to pool connections to the Java API access to the cluster, but we just realized that we need to know which datavip and which port to talk to ? Seems like we forgot to add some elements to our XML tag. Lets add those to the DTD first:</text:p>
      <text:p text:style-name="P20"><text:span text:style-name="T1">&lt;!ELEMENT</text:span> <text:span text:style-name="T5">getdate</text:span> <text:span text:style-name="T5">EMPTY</text:span><text:span text:style-name="T1">&gt;</text:span></text:p>
      <text:p text:style-name="P20"><text:span text:style-name="T1">&lt;!ATTLIST</text:span> <text:span text:style-name="T5">getdate</text:span></text:p>
      <text:p text:style-name="P20"><text:s text:c="10"/>datavip <text:s text:c="2"/><text:span text:style-name="T8">CDATA</text:span> <text:span text:style-name="T8">#REQUIRED</text:span></text:p>
      <text:p text:style-name="P20"><text:s text:c="10"/>port <text:s text:c="5"/><text:span text:style-name="T8">CDATA</text:span> <text:span text:style-name="T8">#REQUIRED</text:span></text:p>
      <text:p text:style-name="P28"><text:span text:style-name="T38"><text:s text:c="10"/>property <text:s/></text:span><text:span text:style-name="T10">CDATA</text:span><text:span text:style-name="T38"> </text:span><text:span text:style-name="T10">#REQUIRED</text:span><text:span text:style-name="T3">&gt;</text:span></text:p>
      <text:p text:style-name="P41"/>
      <text:p text:style-name="P45">And updating the Java Code itself to include these new properties and the necessary getters and setters, we have the following:</text:p>
      <text:p text:style-name="P45"/>
      <text:p text:style-name="P13"><text:span text:style-name="T16">package</text:span><text:span text:style-name="T21"> com.sun.dtf.actions.honeycomb;</text:span></text:p>
      <text:p text:style-name="P20"/>
      <text:p text:style-name="P20"><text:span text:style-name="T14">import</text:span><text:span text:style-name="T18"> com.sun.dtf.exception.DTFException;</text:span></text:p>
      <text:p text:style-name="P20"><text:span text:style-name="T14">import</text:span><text:span text:style-name="T18"> com.sun.dtf.exception.ParseException;</text:span></text:p>
      <text:p text:style-name="P20"/>
      <text:p text:style-name="P29">/**</text:p>
      <text:p text:style-name="P20"><text:span text:style-name="T18"><text:s/></text:span><text:span text:style-name="T36">*</text:span><text:span text:style-name="T18"> </text:span><text:span text:style-name="T37">@dtf.tag</text:span><text:span text:style-name="T18"> </text:span><text:span text:style-name="T36">getdate</text:span></text:p>
      <text:p text:style-name="P20"><text:span text:style-name="T18"><text:s/></text:span><text:span text:style-name="T36">*</text:span><text:span text:style-name="T18"> </text:span></text:p>
      <text:p text:style-name="P20"><text:span text:style-name="T18"><text:s/></text:span><text:span text:style-name="T36">*</text:span><text:span text:style-name="T18"> </text:span><text:span text:style-name="T37">@dtf.since</text:span><text:span text:style-name="T18"> </text:span><text:span text:style-name="T36">1.0</text:span></text:p>
      <text:p text:style-name="P20"><text:span text:style-name="T18"><text:s/></text:span><text:span text:style-name="T36">*</text:span><text:span text:style-name="T18"> </text:span><text:span text:style-name="T37">@dtf.author</text:span><text:span text:style-name="T18"> </text:span><text:span text:style-name="T36">Rodney</text:span><text:span text:style-name="T18"> </text:span><text:span text:style-name="T36">Gomes</text:span></text:p>
      <text:p text:style-name="P20"><text:span text:style-name="T18"><text:s/></text:span><text:span text:style-name="T36">*</text:span><text:span text:style-name="T18"> </text:span></text:p>
      <text:p text:style-name="P20"><text:span text:style-name="T18"><text:s/></text:span><text:span text:style-name="T36">*</text:span><text:span text:style-name="T18"> </text:span><text:span text:style-name="T37">@dtf.tag.desc</text:span><text:span text:style-name="T18"> </text:span></text:p>
      <text:p text:style-name="P20"><text:span text:style-name="T18"><text:s/></text:span><text:span text:style-name="T36">*</text:span><text:span text:style-name="T18"> <text:s text:c="14"/></text:span></text:p>
      <text:p text:style-name="P20"><text:span text:style-name="T18"><text:s/></text:span><text:span text:style-name="T36">*</text:span><text:span text:style-name="T18"> </text:span><text:span text:style-name="T37">@dtf.tag.example</text:span><text:span text:style-name="T18"> </text:span></text:p>
      <text:p text:style-name="P20"><text:span text:style-name="T18"><text:s/></text:span><text:span text:style-name="T36">*</text:span><text:span text:style-name="T18"> </text:span></text:p>
      <text:p text:style-name="P20"><text:span text:style-name="T18"><text:s/></text:span><text:span text:style-name="T36">*/</text:span></text:p>
      <text:p text:style-name="P20"><text:span text:style-name="T14">public</text:span><text:span text:style-name="T18"> </text:span><text:span text:style-name="T14">class</text:span><text:span text:style-name="T18"> Getdate </text:span><text:span text:style-name="T14">extends</text:span><text:span text:style-name="T18"> HCBasicOperation {</text:span></text:p>
      <text:p text:style-name="P20"/>
      <text:p text:style-name="P20"><text:span text:style-name="T18"><text:s text:c="4"/></text:span><text:span text:style-name="T14">private</text:span><text:span text:style-name="T18"> String </text:span><text:span text:style-name="T24">property</text:span><text:span text:style-name="T18"> = </text:span><text:span text:style-name="T14">null</text:span><text:span text:style-name="T18">;</text:span></text:p>
      <text:p text:style-name="P26"><text:s text:c="3"/></text:p>
      <text:p text:style-name="P20"><text:span text:style-name="T18"><text:s text:c="4"/></text:span><text:span text:style-name="T14">public</text:span><text:span text:style-name="T18"> Getdate() { }</text:span></text:p>
      <text:p text:style-name="P26"><text:s text:c="4"/></text:p>
      <text:p text:style-name="P20"><text:span text:style-name="T18"><text:s text:c="4"/></text:span><text:span text:style-name="T14">public</text:span><text:span text:style-name="T18"> </text:span><text:span text:style-name="T14">void</text:span><text:span text:style-name="T18"> execute() </text:span><text:span text:style-name="T14">throws</text:span><text:span text:style-name="T18"> DTFException {</text:span></text:p>
      <text:p text:style-name="P26"><text:s text:c="8"/></text:p>
      <text:p text:style-name="P26"><text:s text:c="4"/>}</text:p>
      <text:p text:style-name="P26"><text:s text:c="4"/></text:p>
      <text:p text:style-name="P20"><text:span text:style-name="T18"><text:s text:c="4"/></text:span><text:span text:style-name="T14">public</text:span><text:span text:style-name="T18"> String getProperty() </text:span><text:span text:style-name="T14">throws</text:span><text:span text:style-name="T18"> ParseException { </text:span><text:span text:style-name="T14">return</text:span><text:span text:style-name="T18"> replaceProperties(</text:span><text:span text:style-name="T24">property</text:span><text:span text:style-name="T18">); }</text:span></text:p>
      <text:p text:style-name="P20"><text:span text:style-name="T18"><text:s text:c="4"/></text:span><text:span text:style-name="T14">public</text:span><text:span text:style-name="T18"> </text:span><text:span text:style-name="T14">void</text:span><text:span text:style-name="T18"> setProperty(String property) { </text:span><text:span text:style-name="T14">this</text:span><text:span text:style-name="T18">.</text:span><text:span text:style-name="T24">property</text:span><text:span text:style-name="T18"> = property; }</text:span></text:p>
      <text:p text:style-name="P26">}</text:p>
      <text:p text:style-name="P49"/>
      <text:p text:style-name="P45">You may be thinking but the <text:span text:style-name="T26">datavip</text:span> and <text:span text:style-name="T26">dataport</text:span> propreties don't have setters and getters ? Well that's not true because the <text:span text:style-name="T26">HCBasicOperation</text:span> already has these properties for us and the necessary getters and setters have been declared. Another thing to note at this point is the use of the <text:span text:style-name="T26">replaceProperties</text:span> function to resolve any properties within the attributes of our XML. This function will dynamically resolve the properties at runtime. At this point we're going to have to write the meat of this operation in the <text:span text:style-name="T26">execute()</text:span><text:span text:style-name="T35"> function and for starters we need to use the already available NVOAPool like so:</text:span></text:p>
      <text:p text:style-name="P52"/>
      <text:p text:style-name="P30"><text:span text:style-name="T15">public</text:span><text:span text:style-name="T20"> </text:span><text:span text:style-name="T15">void</text:span><text:span text:style-name="T20"> execute() </text:span><text:span text:style-name="T15">throws</text:span><text:span text:style-name="T20"> DTFException {</text:span></text:p>
      <text:p text:style-name="P26"><text:s text:c="5"/>NameValueObjectArchive archive =</text:p>
      <text:p text:style-name="P34"><text:s text:c="35"/>NVOAPool.<text:span text:style-name="T26">getNVOA</text:span>(getDatavip(),getPort());</text:p>
      <text:p text:style-name="P26">}</text:p>
      <text:p text:style-name="P35"><text:s text:c="4"/></text:p>
      <text:p text:style-name="P45"><text:soft-page-break/>Now the method <text:span text:style-name="T26">getDate</text:span> is available for the <text:span text:style-name="T26">NameValueObjectArchive</text:span> object and all we have to do is call this to talk to the cluster and get our Date value back, but how do we get this back to the test side ? Because although I haven't really mentioned it this Action is running on the DTFA side and does not directly affect anything in the DTFX (where you are executing the testcase from). So there are 2 options:</text:p>
      <text:p text:style-name="Text_20_body"/>
      <text:list text:style-name="L2">
        <text:list-item>
          <text:p text:style-name="P65">Using events we can record an event that later can be handled on the DTFX side by use of a recorder tag and the user can do whatever he/she would like with the events.</text:p>
          <text:p text:style-name="P65"/>
        </text:list-item>
        <text:list-item>
          <text:p text:style-name="P65">We record a remote property from within this code which would make the specified Property take the value that we assign from the DTFA side.</text:p>
        </text:list-item>
      </text:list>
      <text:p text:style-name="Text_20_body"/>
      <text:p text:style-name="P45">Since we already decided to use the property attribute we'll have to set this property on the DTFX side so that after the execution of the remote tag the property will just be set and usable within the remaining execution of the test. Now that we've decided will do the setting of the properties ourselves there's a very simple way of doing this we get the values we need we create a <text:span text:style-name="T26">Property</text:span> action and we send it back to the DTFX using the <text:span text:style-name="T26">ActionResult</text:span> as our carrier. The way this works is that for every remote action that the DTFX executes on the DTFA he gets back an <text:span text:style-name="T26">ActionResult</text:span> object that he then executes on this side, this <text:span text:style-name="T26">ActionResult</text:span> carries events, exceptions, etc. Here's what our current solution looks like:</text:p>
      <text:p text:style-name="P45"/>
      <text:p text:style-name="P19"><text:span text:style-name="T14">package</text:span><text:span text:style-name="T18"> com.sun.dtf.actions.honeycomb;</text:span></text:p>
      <text:p text:style-name="P20"/>
      <text:p text:style-name="P20"><text:span text:style-name="T14">import</text:span><text:span text:style-name="T18"> java.io.IOException;</text:span></text:p>
      <text:p text:style-name="P20"><text:span text:style-name="T14">import</text:span><text:span text:style-name="T18"> java.util.Date;</text:span></text:p>
      <text:p text:style-name="P20"/>
      <text:p text:style-name="P20"><text:span text:style-name="T14">import</text:span><text:span text:style-name="T18"> com.sun.dtf.actions.honeycomb.util.NVOAPool;</text:span></text:p>
      <text:p text:style-name="P20"><text:span text:style-name="T14">import</text:span><text:span text:style-name="T18"> com.sun.dtf.actions.properties.Property;</text:span></text:p>
      <text:p text:style-name="P20"><text:span text:style-name="T14">import</text:span><text:span text:style-name="T18"> com.sun.dtf.comm.rpc.ActionResult;</text:span></text:p>
      <text:p text:style-name="P20"><text:span text:style-name="T14">import</text:span><text:span text:style-name="T18"> com.sun.dtf.comm.rpc.Node;</text:span></text:p>
      <text:p text:style-name="P20"><text:span text:style-name="T14">import</text:span><text:span text:style-name="T18"> com.sun.dtf.exception.DTFException;</text:span></text:p>
      <text:p text:style-name="P20"><text:span text:style-name="T14">import</text:span><text:span text:style-name="T18"> com.sun.dtf.exception.ParseException;</text:span></text:p>
      <text:p text:style-name="P20"><text:span text:style-name="T14">import</text:span><text:span text:style-name="T18"> com.sun.honeycomb.client.NameValueObjectArchive;</text:span></text:p>
      <text:p text:style-name="P20"><text:span text:style-name="T14">import</text:span><text:span text:style-name="T18"> com.sun.honeycomb.common.ArchiveException;</text:span></text:p>
      <text:p text:style-name="P20"/>
      <text:p text:style-name="P29">/**</text:p>
      <text:p text:style-name="P20"><text:span text:style-name="T18"><text:s/></text:span><text:span text:style-name="T36">*</text:span><text:span text:style-name="T18"> </text:span><text:span text:style-name="T37">@dtf.tag</text:span><text:span text:style-name="T18"> </text:span><text:span text:style-name="T36">getdate</text:span></text:p>
      <text:p text:style-name="P20"><text:span text:style-name="T18"><text:s/></text:span><text:span text:style-name="T36">*</text:span><text:span text:style-name="T18"> </text:span></text:p>
      <text:p text:style-name="P20"><text:span text:style-name="T18"><text:s/></text:span><text:span text:style-name="T36">*</text:span><text:span text:style-name="T18"> </text:span><text:span text:style-name="T37">@dtf.since</text:span><text:span text:style-name="T18"> </text:span><text:span text:style-name="T36">1.0</text:span></text:p>
      <text:p text:style-name="P20"><text:span text:style-name="T18"><text:s/></text:span><text:span text:style-name="T36">*</text:span><text:span text:style-name="T18"> </text:span><text:span text:style-name="T37">@dtf.author</text:span><text:span text:style-name="T18"> </text:span><text:span text:style-name="T36">Rodney</text:span><text:span text:style-name="T18"> </text:span><text:span text:style-name="T36">Gomes</text:span></text:p>
      <text:p text:style-name="P20"><text:span text:style-name="T18"><text:s/></text:span><text:span text:style-name="T36">*</text:span><text:span text:style-name="T18"> </text:span></text:p>
      <text:p text:style-name="P20"><text:span text:style-name="T18"><text:s/></text:span><text:span text:style-name="T36">*</text:span><text:span text:style-name="T18"> </text:span><text:span text:style-name="T37">@dtf.tag.desc</text:span><text:span text:style-name="T18"> </text:span><text:span text:style-name="T36">The</text:span><text:span text:style-name="T18"> </text:span><text:span text:style-name="T36">tag</text:span><text:span text:style-name="T18"> </text:span><text:span text:style-name="T36">will</text:span><text:span text:style-name="T18"> </text:span><text:span text:style-name="T36">get</text:span><text:span text:style-name="T18"> </text:span><text:span text:style-name="T36">the</text:span><text:span text:style-name="T18"> </text:span><text:span text:style-name="T36">current</text:span><text:span text:style-name="T18"> </text:span><text:span text:style-name="T36">date</text:span><text:span text:style-name="T18"> </text:span><text:span text:style-name="T36">from</text:span><text:span text:style-name="T18"> </text:span><text:span text:style-name="T36">the</text:span><text:span text:style-name="T18"> </text:span><text:span text:style-name="T36">cluster</text:span><text:span text:style-name="T18"> </text:span><text:span text:style-name="T36">and</text:span><text:span text:style-name="T18"> </text:span><text:span text:style-name="T36">will</text:span><text:span text:style-name="T18"> </text:span></text:p>
      <text:p text:style-name="P20"><text:span text:style-name="T18"><text:s/></text:span><text:span text:style-name="T36">*</text:span><text:span text:style-name="T18"> <text:s text:c="14"/></text:span><text:span text:style-name="T36">return</text:span><text:span text:style-name="T18"> </text:span><text:span text:style-name="T36">it</text:span><text:span text:style-name="T18"> </text:span><text:span text:style-name="T36">in</text:span><text:span text:style-name="T18"> </text:span><text:span text:style-name="T36">the</text:span><text:span text:style-name="T18"> </text:span><text:span text:style-name="T36">property</text:span><text:span text:style-name="T18"> </text:span><text:span text:style-name="T36">attribute</text:span><text:span text:style-name="T18"> </text:span><text:span text:style-name="T36">as</text:span><text:span text:style-name="T18"> </text:span><text:span text:style-name="T36">being</text:span><text:span text:style-name="T18"> </text:span><text:span text:style-name="T36">a</text:span><text:span text:style-name="T18"> </text:span><text:span text:style-name="T36">Unix</text:span><text:span text:style-name="T18"> </text:span><text:span text:style-name="T36">time</text:span><text:span text:style-name="T18"> </text:span><text:span text:style-name="T36">stamp.</text:span><text:span text:style-name="T18"> </text:span></text:p>
      <text:p text:style-name="P20"><text:span text:style-name="T18"><text:s/></text:span><text:span text:style-name="T36">*</text:span><text:span text:style-name="T18"> <text:s text:c="14"/></text:span></text:p>
      <text:p text:style-name="P20"><text:span text:style-name="T18"><text:s/></text:span><text:span text:style-name="T36">*</text:span><text:span text:style-name="T18"> </text:span><text:span text:style-name="T37">@dtf.tag.example</text:span><text:span text:style-name="T18"> </text:span></text:p>
      <text:p text:style-name="P20"><text:span text:style-name="T18"><text:s/></text:span><text:span text:style-name="T36">*</text:span><text:span text:style-name="T18"> </text:span><text:span text:style-name="T36">&lt;component id="CLIENT1"&gt;</text:span></text:p>
      <text:p text:style-name="P20"><text:span text:style-name="T18"><text:s/></text:span><text:span text:style-name="T36">*</text:span><text:span text:style-name="T18"> <text:s text:c="4"/></text:span><text:span text:style-name="T36">&lt;getdate property="cluster.timestamp"/&gt;</text:span></text:p>
      <text:p text:style-name="P20"><text:span text:style-name="T18"><text:s/></text:span><text:span text:style-name="T36">*</text:span><text:span text:style-name="T18"> </text:span><text:span text:style-name="T41">&lt;/component&gt;</text:span></text:p>
      <text:p text:style-name="P20"><text:span text:style-name="T18"><text:s/></text:span><text:span text:style-name="T36">*/</text:span></text:p>
      <text:p text:style-name="P20"><text:span text:style-name="T14">public</text:span><text:span text:style-name="T18"> </text:span><text:span text:style-name="T14">class</text:span><text:span text:style-name="T18"> Getdate </text:span><text:span text:style-name="T14">extends</text:span><text:span text:style-name="T18"> HCBasicOperation {</text:span></text:p>
      <text:p text:style-name="P20"/>
      <text:p text:style-name="P20"><text:span text:style-name="T18"><text:s text:c="4"/></text:span><text:span text:style-name="T36">/**</text:span></text:p>
      <text:p text:style-name="P20"><text:span text:style-name="T18"><text:s text:c="5"/></text:span><text:span text:style-name="T36">*</text:span><text:span text:style-name="T18"> </text:span><text:span text:style-name="T37">@dtf.attr</text:span><text:span text:style-name="T18"> </text:span><text:span text:style-name="T36">property</text:span></text:p>
      <text:p text:style-name="P20"><text:span text:style-name="T18"><text:s text:c="5"/></text:span><text:span text:style-name="T36">*</text:span><text:span text:style-name="T18"> </text:span><text:span text:style-name="T37">@dtf.attr.desc</text:span><text:span text:style-name="T18"> </text:span><text:span text:style-name="T36">the</text:span><text:span text:style-name="T18"> </text:span><text:span text:style-name="T36">property</text:span><text:span text:style-name="T18"> </text:span><text:span text:style-name="T36">attribute</text:span><text:span text:style-name="T18"> </text:span><text:span text:style-name="T36">will</text:span><text:span text:style-name="T18"> </text:span><text:span text:style-name="T36">hold</text:span><text:span text:style-name="T18"> </text:span><text:span text:style-name="T36">the</text:span><text:span text:style-name="T18"> </text:span><text:span text:style-name="T36">value</text:span><text:span text:style-name="T18"> </text:span><text:span text:style-name="T36">of</text:span><text:span text:style-name="T18"> </text:span><text:span text:style-name="T36">the</text:span><text:span text:style-name="T18"> </text:span><text:span text:style-name="T36">time</text:span><text:span text:style-name="T18"> </text:span><text:span text:style-name="T36">on</text:span><text:span text:style-name="T18"> </text:span></text:p>
      <text:p text:style-name="P20"><text:span text:style-name="T18"><text:s text:c="5"/></text:span><text:span text:style-name="T36">*</text:span><text:span text:style-name="T18"> <text:s text:c="15"/></text:span><text:span text:style-name="T36">the</text:span><text:span text:style-name="T18"> </text:span><text:span text:style-name="T36">cluster</text:span><text:span text:style-name="T18"> </text:span><text:span text:style-name="T36">side</text:span><text:span text:style-name="T18"> </text:span><text:span text:style-name="T36">expressed</text:span><text:span text:style-name="T18"> </text:span><text:span text:style-name="T36">as</text:span><text:span text:style-name="T18"> </text:span><text:span text:style-name="T36">a</text:span><text:span text:style-name="T18"> </text:span><text:span text:style-name="T36">Unix</text:span><text:span text:style-name="T18"> </text:span><text:span text:style-name="T36">time</text:span><text:span text:style-name="T18"> </text:span><text:span text:style-name="T36">stamp.</text:span></text:p>
      <text:p text:style-name="P20"><text:span text:style-name="T18"><text:s text:c="5"/></text:span><text:span text:style-name="T36">*/</text:span></text:p>
      <text:p text:style-name="P20"><text:soft-page-break/><text:span text:style-name="T18"><text:s text:c="4"/></text:span><text:span text:style-name="T14">private</text:span><text:span text:style-name="T18"> String </text:span><text:span text:style-name="T24">property</text:span><text:span text:style-name="T18"> = </text:span><text:span text:style-name="T14">null</text:span><text:span text:style-name="T18">;</text:span></text:p>
      <text:p text:style-name="P26"><text:s text:c="3"/></text:p>
      <text:p text:style-name="P20"><text:span text:style-name="T18"><text:s text:c="4"/></text:span><text:span text:style-name="T14">public</text:span><text:span text:style-name="T18"> Getdate() { }</text:span></text:p>
      <text:p text:style-name="P26"><text:s text:c="4"/></text:p>
      <text:p text:style-name="P20"><text:span text:style-name="T18"><text:s text:c="4"/></text:span><text:span text:style-name="T14">public</text:span><text:span text:style-name="T18"> </text:span><text:span text:style-name="T14">void</text:span><text:span text:style-name="T18"> execute() </text:span><text:span text:style-name="T14">throws</text:span><text:span text:style-name="T18"> DTFException {</text:span></text:p>
      <text:p text:style-name="P26"><text:s text:c="8"/>NameValueObjectArchive archive =</text:p>
      <text:p text:style-name="P26"><text:s text:c="39"/>NVOAPool.<text:span text:style-name="T26">getNVOA</text:span>(getDatavip(),getPort());</text:p>
      <text:p text:style-name="P26"><text:s text:c="2"/></text:p>
      <text:p text:style-name="P20"><text:span text:style-name="T18"><text:s text:c="8"/>Date date = </text:span><text:span text:style-name="T14">null</text:span><text:span text:style-name="T18">;</text:span></text:p>
      <text:p text:style-name="P20"><text:span text:style-name="T18"><text:s text:c="8"/></text:span><text:span text:style-name="T14">try</text:span><text:span text:style-name="T18"> {</text:span></text:p>
      <text:p text:style-name="P26"><text:s text:c="12"/>date = archive.getDate();</text:p>
      <text:p text:style-name="P20"><text:span text:style-name="T18"><text:s text:c="8"/>} </text:span><text:span text:style-name="T14">catch</text:span><text:span text:style-name="T18"> (ArchiveException e) {</text:span></text:p>
      <text:p text:style-name="P20"><text:span text:style-name="T18"><text:s text:c="12"/></text:span><text:span text:style-name="T14">throw</text:span><text:span text:style-name="T18"> </text:span><text:span text:style-name="T14">new</text:span><text:span text:style-name="T18"> DTFException(</text:span><text:span text:style-name="T28">"Error getting date from cluster."</text:span><text:span text:style-name="T18">,e);</text:span></text:p>
      <text:p text:style-name="P20"><text:span text:style-name="T18"><text:s text:c="8"/>} </text:span><text:span text:style-name="T14">catch</text:span><text:span text:style-name="T18"> (IOException e) {</text:span></text:p>
      <text:p text:style-name="P20"><text:span text:style-name="T18"><text:s text:c="12"/></text:span><text:span text:style-name="T14">throw</text:span><text:span text:style-name="T18"> </text:span><text:span text:style-name="T14">new</text:span><text:span text:style-name="T18"> DTFException(</text:span><text:span text:style-name="T28">"Error getting date from cluster."</text:span><text:span text:style-name="T18">,e);</text:span></text:p>
      <text:p text:style-name="P26"><text:s text:c="8"/>}</text:p>
      <text:p text:style-name="P26"><text:s text:c="8"/></text:p>
      <text:p text:style-name="P20"><text:span text:style-name="T18"><text:s text:c="8"/></text:span><text:span text:style-name="T39">/*</text:span></text:p>
      <text:p text:style-name="P31"><text:s text:c="9"/>* Return a property action to the DTFX that has executed this action </text:p>
      <text:p text:style-name="P31"><text:s text:c="9"/>* so that it can record this property in the runtime environment of </text:p>
      <text:p text:style-name="P31"><text:s text:c="9"/>* the test being executed on the DTFX side.</text:p>
      <text:p text:style-name="P31"><text:s text:c="9"/>*/</text:p>
      <text:p text:style-name="P20"><text:span text:style-name="T18"><text:s text:c="8"/>Property property = </text:span><text:span text:style-name="T14">new</text:span><text:span text:style-name="T18"> Property();</text:span></text:p>
      <text:p text:style-name="P26"><text:s text:c="8"/>property.setName(getProperty());</text:p>
      <text:p text:style-name="P20"><text:span text:style-name="T18"><text:s text:c="8"/>property.setValue(</text:span><text:span text:style-name="T28">""</text:span><text:span text:style-name="T18">+(date.getTime()));</text:span></text:p>
      <text:p text:style-name="P26"><text:s text:c="3"/></text:p>
      <text:p text:style-name="P20"><text:span text:style-name="T18"><text:s text:c="8"/>ActionResult ar = (ActionResult)</text:span><text:span text:style-name="T23">getContext</text:span><text:span text:style-name="T18">(Node.</text:span><text:span text:style-name="T25">ACTION_RESULT_CONTEXT</text:span><text:span text:style-name="T18">);</text:span></text:p>
      <text:p text:style-name="P26"><text:s text:c="8"/>ar.addAction(property);</text:p>
      <text:p text:style-name="P26"><text:s text:c="4"/>}</text:p>
      <text:p text:style-name="P26"><text:s text:c="4"/></text:p>
      <text:p text:style-name="P20"><text:span text:style-name="T18"><text:s text:c="4"/></text:span><text:span text:style-name="T14">public</text:span><text:span text:style-name="T18"> String getProperty() </text:span><text:span text:style-name="T14">throws</text:span><text:span text:style-name="T18"> ParseException { </text:span><text:span text:style-name="T14">return</text:span><text:span text:style-name="T18"> replaceProperties(</text:span><text:span text:style-name="T24">property</text:span><text:span text:style-name="T18">); }</text:span></text:p>
      <text:p text:style-name="P20"><text:span text:style-name="T18"><text:s text:c="4"/></text:span><text:span text:style-name="T14">public</text:span><text:span text:style-name="T18"> </text:span><text:span text:style-name="T14">void</text:span><text:span text:style-name="T18"> setProperty(String property) { </text:span><text:span text:style-name="T14">this</text:span><text:span text:style-name="T18">.</text:span><text:span text:style-name="T24">property</text:span><text:span text:style-name="T18"> = property; }</text:span></text:p>
      <text:p text:style-name="P26">}</text:p>
      <text:p text:style-name="P14"/>
      <text:p text:style-name="P45">As you can see I have filled out some of the documentation elements for the <text:span text:style-name="T26">Tag</text:span> and its <text:span text:style-name="T26">Attributes.</text:span><text:span text:style-name="T35"> The </text:span><text:span text:style-name="T26">ActionResult</text:span><text:span text:style-name="T35"> is a context and should be accessed as shown in the current code example. By adding the Property action to the </text:span><text:span text:style-name="T26">ActionResult</text:span><text:span text:style-name="T35"> we will make sure that this Property is executed on the calling DTFX component.</text:span></text:p>
      <text:p text:style-name="P52"/>
      <text:p text:style-name="P52">The above work all seems well but when you try to compile it under the DTF module you'll find you're going to get the following error:</text:p>
      <text:p text:style-name="P52"/>
      <text:p text:style-name="P16">[echo] Building against honeycomb current client libraries</text:p>
      <text:p text:style-name="P16">[javac] Compiling 41 source files to /home/neo/honeycomb/workspace/trunk/build/dtf/hc-dtf/classes/cur</text:p>
      <text:p text:style-name="P16">[echo] Building against honeycomb 1.0 client libraries</text:p>
      <text:p text:style-name="P16">[javac] Compiling 41 source files to /home/neo/honeycomb/workspace/trunk/build/dtf/hc-dtf/classes/1.0</text:p>
      <text:p text:style-name="P16">[javac] /home/neo/honeycomb/workspace/trunk/hctest/hc-dtf/src/java/base/com/sun/dtf/actions/honeycomb/Getdate.java:46: cannot find symbol</text:p>
      <text:p text:style-name="P16">[javac] symbol <text:s/>: method getDate()</text:p>
      <text:p text:style-name="P16">[javac] location: class com.sun.honeycomb.client.NameValueObjectArchive</text:p>
      <text:p text:style-name="P16">[javac] <text:s text:c="12"/>date = archive.getDate();</text:p>
      <text:p text:style-name="P16">[javac] <text:s text:c="26"/>^</text:p>
      <text:p text:style-name="P16">[javac] 1 error</text:p>
      <text:p text:style-name="P17"/>
      <text:p text:style-name="P45"><text:span text:style-name="T35">Which basically means that it was trying to compile your new DTF action against the honeycomb 1.0 release but the </text:span><text:span text:style-name="T26">getDate</text:span><text:span text:style-name="T35"> method isn't available. Now this happened because the </text:span><text:span text:style-name="T26">getDate</text:span><text:span text:style-name="T35"> functionality was added I the 1.1 release. So the way this is resolved is by following the </text:span><text:span text:style-name="T26">MetadatOp</text:span><text:span text:style-name="T35"> example, where </text:span><text:span text:style-name="T26">MetadatOp</text:span><text:span text:style-name="T35"> is used by the </text:span><text:span text:style-name="T26">AddMetadata</text:span><text:span text:style-name="T35"> and Store operations but it has 2 implementations in different source trees which are compiled the 2 existing honeycomb official builds. So we'll need to move the </text:span><text:soft-page-break/><text:span text:style-name="T35">getDate operation into a utility class under </text:span><text:span text:style-name="T26">src/java/v1_1</text:span><text:span text:style-name="T35"> <text:s/>and another under </text:span><text:span text:style-name="T26">src/java/v1_0</text:span><text:span text:style-name="T35"> that will just throw an exception because this is not supported in 1.0. So the 2 new classes are the following:</text:span></text:p>
      <text:p text:style-name="P52"/>
      <text:p text:style-name="P45"><text:span text:style-name="T35">Under </text:span><text:span text:style-name="T26">src/java/v1_1</text:span><text:span text:style-name="T35"> we have:</text:span></text:p>
      <text:p text:style-name="P21"><text:span text:style-name="T17">package</text:span><text:span text:style-name="T22"> com.sun.dtf.actions.honeycomb;</text:span></text:p>
      <text:p text:style-name="P20"/>
      <text:p text:style-name="P20"><text:span text:style-name="T14">import</text:span><text:span text:style-name="T18"> java.io.IOException;</text:span></text:p>
      <text:p text:style-name="P20"><text:span text:style-name="T14">import</text:span><text:span text:style-name="T18"> java.util.Date;</text:span></text:p>
      <text:p text:style-name="P20"/>
      <text:p text:style-name="P20"><text:span text:style-name="T14">import</text:span><text:span text:style-name="T18"> com.sun.dtf.exception.DTFException;</text:span></text:p>
      <text:p text:style-name="P20"><text:span text:style-name="T14">import</text:span><text:span text:style-name="T18"> com.sun.honeycomb.client.NameValueObjectArchive;</text:span></text:p>
      <text:p text:style-name="P20"><text:span text:style-name="T14">import</text:span><text:span text:style-name="T18"> com.sun.honeycomb.common.ArchiveException;</text:span></text:p>
      <text:p text:style-name="P20"/>
      <text:p text:style-name="P20"><text:span text:style-name="T14">public</text:span><text:span text:style-name="T18"> </text:span><text:span text:style-name="T14">abstract</text:span><text:span text:style-name="T18"> </text:span><text:span text:style-name="T14">class</text:span><text:span text:style-name="T18"> GetDate {</text:span></text:p>
      <text:p text:style-name="P20"/>
      <text:p text:style-name="P20"><text:span text:style-name="T18"><text:s text:c="4"/></text:span><text:span text:style-name="T14">public</text:span><text:span text:style-name="T18"> </text:span><text:span text:style-name="T14">static</text:span><text:span text:style-name="T18"> Date getDate(NameValueObjectArchive archive) </text:span></text:p>
      <text:p text:style-name="P20"><text:span text:style-name="T18"><text:s text:c="11"/></text:span><text:span text:style-name="T14">throws</text:span><text:span text:style-name="T18"> DTFException { </text:span></text:p>
      <text:p text:style-name="P20"><text:span text:style-name="T18"><text:s text:c="8"/></text:span><text:span text:style-name="T14">try</text:span><text:span text:style-name="T18"> {</text:span></text:p>
      <text:p text:style-name="P20"><text:span text:style-name="T18"><text:s text:c="12"/></text:span><text:span text:style-name="T14">return</text:span><text:span text:style-name="T18"> archive.getDate();</text:span></text:p>
      <text:p text:style-name="P20"><text:span text:style-name="T18"><text:s text:c="8"/>} </text:span><text:span text:style-name="T14">catch</text:span><text:span text:style-name="T18"> (ArchiveException e) {</text:span></text:p>
      <text:p text:style-name="P20"><text:span text:style-name="T18"><text:s text:c="12"/></text:span><text:span text:style-name="T14">throw</text:span><text:span text:style-name="T18"> </text:span><text:span text:style-name="T14">new</text:span><text:span text:style-name="T18"> DTFException(</text:span><text:span text:style-name="T28">"Error getting date from cluster."</text:span><text:span text:style-name="T18">,e);</text:span></text:p>
      <text:p text:style-name="P20"><text:span text:style-name="T18"><text:s text:c="8"/>} </text:span><text:span text:style-name="T14">catch</text:span><text:span text:style-name="T18"> (IOException e) {</text:span></text:p>
      <text:p text:style-name="P20"><text:span text:style-name="T18"><text:s text:c="12"/></text:span><text:span text:style-name="T14">throw</text:span><text:span text:style-name="T18"> </text:span><text:span text:style-name="T14">new</text:span><text:span text:style-name="T18"> DTFException(</text:span><text:span text:style-name="T28">"Error getting date from cluster."</text:span><text:span text:style-name="T18">,e);</text:span></text:p>
      <text:p text:style-name="P26"><text:s text:c="8"/>} </text:p>
      <text:p text:style-name="P26"><text:s text:c="4"/>}</text:p>
      <text:p text:style-name="P26">}</text:p>
      <text:p text:style-name="P52"/>
      <text:p text:style-name="P45"><text:span text:style-name="T35">And under </text:span><text:span text:style-name="T26">src/java/v1_0</text:span><text:span text:style-name="T35"> we have:</text:span></text:p>
      <text:p text:style-name="P52"/>
      <text:p text:style-name="P21"><text:span text:style-name="T17">package</text:span><text:span text:style-name="T22"> com.sun.dtf.actions.honeycomb;</text:span></text:p>
      <text:p text:style-name="P20"/>
      <text:p text:style-name="P20"><text:span text:style-name="T14">import</text:span><text:span text:style-name="T18"> java.io.IOException;</text:span></text:p>
      <text:p text:style-name="P20"><text:span text:style-name="T14">import</text:span><text:span text:style-name="T18"> java.util.Date;</text:span></text:p>
      <text:p text:style-name="P20"/>
      <text:p text:style-name="P20"><text:span text:style-name="T14">import</text:span><text:span text:style-name="T18"> com.sun.dtf.exception.DTFException;</text:span></text:p>
      <text:p text:style-name="P20"><text:span text:style-name="T14">import</text:span><text:span text:style-name="T18"> com.sun.honeycomb.client.NameValueObjectArchive;</text:span></text:p>
      <text:p text:style-name="P20"><text:span text:style-name="T14">import</text:span><text:span text:style-name="T18"> com.sun.honeycomb.common.ArchiveException;</text:span></text:p>
      <text:p text:style-name="P20"/>
      <text:p text:style-name="P20"><text:span text:style-name="T14">public</text:span><text:span text:style-name="T18"> </text:span><text:span text:style-name="T14">abstract</text:span><text:span text:style-name="T18"> </text:span><text:span text:style-name="T14">class</text:span><text:span text:style-name="T18"> GetDate {</text:span></text:p>
      <text:p text:style-name="P20"/>
      <text:p text:style-name="P20"><text:span text:style-name="T18"><text:s text:c="4"/></text:span><text:span text:style-name="T14">public</text:span><text:span text:style-name="T18"> </text:span><text:span text:style-name="T14">static</text:span><text:span text:style-name="T18"> Date getDate(NameValueObjectArchive archive) </text:span></text:p>
      <text:p text:style-name="P20"><text:span text:style-name="T18"><text:s text:c="11"/></text:span><text:span text:style-name="T14">throws</text:span><text:span text:style-name="T18"> DTFException { </text:span></text:p>
      <text:p text:style-name="P20"><text:span text:style-name="T18"><text:s text:c="8"/></text:span><text:span text:style-name="T14">throw</text:span><text:span text:style-name="T18"> </text:span><text:span text:style-name="T14">new</text:span><text:span text:style-name="T18"> DTFException(</text:span><text:span text:style-name="T28">"getDate operation not supported in honeycomb 1.0"</text:span><text:span text:style-name="T18">);</text:span></text:p>
      <text:p text:style-name="P26"><text:s text:c="4"/>}</text:p>
      <text:p text:style-name="P28">}</text:p>
      <text:p text:style-name="P52"/>
      <text:p text:style-name="P45"><text:span text:style-name="T35">So now we just call the method </text:span><text:span text:style-name="T26">GetDate.getDate() </text:span><text:span text:style-name="T35">and at runtime the appropriate class will be called form 1.0 or 1.1 depending on which client build is currently being used.</text:span></text:p>
      <text:p text:style-name="P52"/>
      <text:p text:style-name="P38">Now lets walk through the usage of this specific tag and how to write a small test for it. (more to come soon)</text:p>
      <text:h text:style-name="P9" text:outline-level="1">CLI Actions</text:h>
      <text:p text:style-name="P45">The CLI Actions also have their own architecture and at the moment this architecture is young and not very well designed, so I'm certain it will suffer changes in the near future to be way more robust and useful in dealing with CLI interaction with the honeycomb cluster. So keeping that in mind lets have a look at what already exists. </text:p>
      <text:p text:style-name="P45"/>
      <text:p text:style-name="P45">Currently there is only 1 CLI command implemented and that is reboot, its very simple to call and has the task of rebooting the cluster. Current implementation just forces the reboot and doesn't care for any options. Now just as in the previous section lets walk through adding another read-only CLI action to the existing framework. For this I have chosen to implement <text:span text:style-name="T26">df </text:span><text:span text:style-name="T35">because it is quite simple command and it can have quite a few uses for some interesting load tests to be able to fill a cluster to a certain predetermined fullness.</text:span></text:p>
      <text:p text:style-name="P52"/>
      <text:p text:style-name="P45"><text:span text:style-name="T35">Just as the any other action we first need to identify what are the properties that our action will have and how to map that out on the DTD and Java code to be written, lets start by figuring out which options of the command </text:span><text:span text:style-name="T26">df </text:span><text:span text:style-name="T35">are important to us.</text:span></text:p>
      <text:p text:style-name="P51"/>
      <text:p text:style-name="P15">Usage: df [options]</text:p>
      <text:p text:style-name="P15">Report the estimated logical file system disk space usage for the cell.</text:p>
      <text:p text:style-name="P15"/>
      <text:p text:style-name="P15">Options:</text:p>
      <text:p text:style-name="P15"><text:s text:c="2"/>-c, --cellid &lt;cellid&gt; <text:s text:c="5"/>Specifies the ID of the cell where the</text:p>
      <text:p text:style-name="P15"><text:s text:c="29"/>command should run. If no cellid is specified</text:p>
      <text:p text:style-name="P15"><text:s text:c="29"/>and the system contains more than one cell then</text:p>
      <text:p text:style-name="P15"><text:s text:c="29"/>the command will be run on every cell.</text:p>
      <text:p text:style-name="P15"><text:s text:c="2"/>-h, --human-readable <text:s text:c="6"/>Prints sizes in human-readable format.</text:p>
      <text:p text:style-name="P15"><text:s text:c="2"/>-p, --physical <text:s text:c="12"/>Prints the physical free space on all disks.</text:p>
      <text:p text:style-name="P15"><text:s text:c="29"/>Must specify -c option when using -p.</text:p>
      <text:p text:style-name="P15"/>
      <text:p text:style-name="P43"><text:span text:style-name="T35">So the above is the help from the honeycomb </text:span><text:span text:style-name="T26">df</text:span><text:span text:style-name="T35"> command (right now multi-cell is being ignored but pretty soon I'll need to introduce the notion of cells just like I did for the </text:span><text:span text:style-name="T26">NodeAction</text:span><text:span text:style-name="T35"> which can be applied to a whole cluster or a node just by specifying which node). For my specific action I'm only interested in knowing one of two values: how full the cluster is % wise and how full the cluster is in terms of kilobytes. For my requirements I don't need any of the previously shown options and will just need to parse the output of the usually </text:span><text:span text:style-name="T26">df</text:span><text:span text:style-name="T35"> execution:</text:span></text:p>
      <text:p text:style-name="P44"/>
      <text:p text:style-name="P15">All sizes expressed in 1K blocks</text:p>
      <text:p text:style-name="P15">Total: 14372110336; Avail: 13694068736; Used: 678041600; Usage: 4.7%</text:p>
      <text:p text:style-name="P6"/>
      <text:p text:style-name="P8">So parsing that output is pretty simple, lets get coding. Now the DTD addition would look something like this:</text:p>
      <text:p text:style-name="P7"/>
      <text:p text:style-name="P19"><text:span text:style-name="T4">&lt;!ELEMENT</text:span><text:span text:style-name="T35"> </text:span><text:span text:style-name="T7">cli</text:span><text:span text:style-name="T35"> (</text:span><text:span text:style-name="T7">reboot</text:span><text:span text:style-name="T35"> </text:span><text:span text:style-name="T11">|</text:span><text:span text:style-name="T35"> </text:span><text:span text:style-name="T7">df</text:span><text:span text:style-name="T35">)</text:span><text:span text:style-name="T11">*</text:span><text:span text:style-name="T4">&gt;</text:span></text:p>
      <text:p text:style-name="P20"><text:span text:style-name="T1">&lt;!ELEMENT</text:span> <text:span text:style-name="T5">df</text:span> <text:span text:style-name="T5">EMPTY</text:span><text:span text:style-name="T1">&gt;</text:span></text:p>
      <text:p text:style-name="P25"/>
      <text:p text:style-name="P39">And the skeleton Java class:</text:p>
      <text:p text:style-name="P36"/>
      <text:p text:style-name="P19"><text:soft-page-break/><text:span text:style-name="T17">package</text:span><text:span text:style-name="T22"> com.sun.dtf.actions.honeycomb.cli;</text:span></text:p>
      <text:p text:style-name="P20"/>
      <text:p text:style-name="P20"><text:span text:style-name="T14">import</text:span><text:span text:style-name="T18"> com.sun.dtf.exception.DTFException;</text:span></text:p>
      <text:p text:style-name="P20"/>
      <text:p text:style-name="P29">/**</text:p>
      <text:p text:style-name="P20"><text:span text:style-name="T18"><text:s/></text:span><text:span text:style-name="T36">*</text:span><text:span text:style-name="T18"> </text:span><text:span text:style-name="T37">@dtf.tag</text:span><text:span text:style-name="T18"> </text:span><text:span text:style-name="T36">df</text:span><text:span text:style-name="T18"> </text:span></text:p>
      <text:p text:style-name="P20"><text:span text:style-name="T18"><text:s/></text:span><text:span text:style-name="T36">*</text:span><text:span text:style-name="T18"> </text:span></text:p>
      <text:p text:style-name="P20"><text:span text:style-name="T18"><text:s/></text:span><text:span text:style-name="T36">*</text:span><text:span text:style-name="T18"> </text:span><text:span text:style-name="T37">@dtf.since</text:span><text:span text:style-name="T18"> </text:span><text:span text:style-name="T36">1.0</text:span></text:p>
      <text:p text:style-name="P20"><text:span text:style-name="T18"><text:s/></text:span><text:span text:style-name="T36">*</text:span><text:span text:style-name="T18"> </text:span><text:span text:style-name="T37">@dtf.author</text:span><text:span text:style-name="T18"> </text:span><text:span text:style-name="T36">Rodney</text:span><text:span text:style-name="T18"> </text:span><text:span text:style-name="T36">Gomes</text:span></text:p>
      <text:p text:style-name="P20"><text:span text:style-name="T18"><text:s/></text:span><text:span text:style-name="T36">*</text:span><text:span text:style-name="T18"> </text:span></text:p>
      <text:p text:style-name="P20"><text:span text:style-name="T18"><text:s/></text:span><text:span text:style-name="T36">*</text:span><text:span text:style-name="T18"> </text:span><text:span text:style-name="T37">@dtf.tag.desc</text:span></text:p>
      <text:p text:style-name="P20"><text:span text:style-name="T18"><text:s/></text:span><text:span text:style-name="T36">*</text:span><text:span text:style-name="T18"> <text:s text:c="14"/></text:span></text:p>
      <text:p text:style-name="P20"><text:span text:style-name="T18"><text:s/></text:span><text:span text:style-name="T36">*</text:span><text:span text:style-name="T18"> </text:span><text:span text:style-name="T37">@dtf.tag.example</text:span><text:span text:style-name="T18"> </text:span></text:p>
      <text:p text:style-name="P20"><text:span text:style-name="T18"><text:s/></text:span><text:span text:style-name="T36">*</text:span><text:span text:style-name="T18"> </text:span></text:p>
      <text:p text:style-name="P20"><text:span text:style-name="T18"><text:s/></text:span><text:span text:style-name="T36">*/</text:span></text:p>
      <text:p text:style-name="P20"><text:span text:style-name="T14">public</text:span><text:span text:style-name="T18"> </text:span><text:span text:style-name="T14">class</text:span><text:span text:style-name="T18"> Df </text:span><text:span text:style-name="T14">extends</text:span><text:span text:style-name="T18"> CLICommand {</text:span></text:p>
      <text:p text:style-name="P26"><text:s text:c="4"/></text:p>
      <text:p text:style-name="P20"><text:span text:style-name="T18"><text:s text:c="4"/></text:span><text:span text:style-name="T14">public</text:span><text:span text:style-name="T18"> </text:span><text:span text:style-name="T14">void</text:span><text:span text:style-name="T18"> execute() </text:span><text:span text:style-name="T14">throws</text:span><text:span text:style-name="T18"> DTFException {</text:span></text:p>
      <text:p text:style-name="P26"><text:s text:c="8"/></text:p>
      <text:p text:style-name="P26"><text:s text:c="4"/>}</text:p>
      <text:p text:style-name="P26">}</text:p>
      <text:p text:style-name="P23"/>
      <text:p text:style-name="P38">We are now going to introduce something new and instead of using attributes to store results we're going to use the event mechanisms already in place to throw events and be able to use those on the DTFX using recorders to record these values to properties. Why is this approach better than attributes ? Well you don't have to define a new attribute every time you need to add some new return value. Also another thing is that if you don't care for a certain value, you don't have to use it but it will be there if you later change your mind with you having to create a new property to store it or telling the action to return that value.</text:p>
      <text:p text:style-name="P38"/>
      <text:p text:style-name="P38">So here's how events work:</text:p>
      <text:p text:style-name="P38"/>
      <text:p text:style-name="P32">In the Code:</text:p>
      <text:list text:style-name="L3">
        <text:list-item>
          <text:p text:style-name="P55">You have to create an Event object, name it and and add all the attributes you want to it.</text:p>
          <text:p text:style-name="P55"/>
        </text:list-item>
        <text:list-item>
          <text:p text:style-name="P55">Then you record that Event with the currently registered Recorder.</text:p>
        </text:list-item>
      </text:list>
      <text:p text:style-name="P38"/>
      <text:p text:style-name="P32">In your test cases:</text:p>
      <text:list text:style-name="L3">
        <text:list-item text:start-value="1">
          <text:p text:style-name="P59"><text:span text:style-name="T35">Need to wrap the action tag with another </text:span><text:span text:style-name="T26">Recorder</text:span><text:span text:style-name="T35"> tag that is recording event results to a property.</text:span></text:p>
          <text:p text:style-name="P55"/>
        </text:list-item>
        <text:list-item>
          <text:p text:style-name="P59"><text:span text:style-name="T35">Then you can reference the Events thrown by the action with a simple </text:span><text:span text:style-name="T26">${property.attribute} </text:span><text:span text:style-name="T35">reference in your XML test case.</text:span></text:p>
        </text:list-item>
      </text:list>
      <text:p text:style-name="P38"/>
      <text:p text:style-name="P38">Lets first show the code, then show an example usage case:</text:p>
      <text:p text:style-name="P38"/>
      <text:p text:style-name="P21"><text:span text:style-name="T17">package</text:span><text:span text:style-name="T22"> com.sun.dtf.actions.honeycomb.cli;</text:span></text:p>
      <text:p text:style-name="P20"/>
      <text:p text:style-name="P20"><text:span text:style-name="T14">import</text:span><text:span text:style-name="T18"> com.sun.dtf.cluster.cli.CLI;</text:span></text:p>
      <text:p text:style-name="P20"><text:span text:style-name="T14">import</text:span><text:span text:style-name="T18"> com.sun.dtf.exception.DTFException;</text:span></text:p>
      <text:p text:style-name="P20"><text:span text:style-name="T14">import</text:span><text:span text:style-name="T18"> com.sun.dtf.recorder.Event;</text:span></text:p>
      <text:p text:style-name="P20"/>
      <text:p text:style-name="P29">/**</text:p>
      <text:p text:style-name="P29"><text:soft-page-break/><text:s/>* @dtf.tag df </text:p>
      <text:p text:style-name="P29"><text:s/>* </text:p>
      <text:p text:style-name="P29"><text:s/>* @dtf.since 1.0</text:p>
      <text:p text:style-name="P29"><text:s/>* @dtf.author Rodney Gomes</text:p>
      <text:p text:style-name="P29"><text:s/>* </text:p>
      <text:p text:style-name="P29"><text:s/>* @dtf.tag.desc &lt;p&gt;</text:p>
      <text:p text:style-name="P29"><text:s/>* <text:s text:c="14"/>This task uses the honeycomb CLI command to get the currently </text:p>
      <text:p text:style-name="P29"><text:s/>* <text:s text:c="14"/>used, free and available space. This taga makes use of events</text:p>
      <text:p text:style-name="P29"><text:s/>* <text:s text:c="14"/>to register available results and therefore should be wrapped</text:p>
      <text:p text:style-name="P29"><text:s/>* <text:s text:c="14"/>with a recorder tag in order to make use of the available </text:p>
      <text:p text:style-name="P29"><text:s/>* <text:s text:c="14"/>results.</text:p>
      <text:p text:style-name="P29"><text:s/>* <text:s text:c="14"/>&lt;/p&gt;</text:p>
      <text:p text:style-name="P29"><text:s/>* <text:s text:c="14"/>&lt;p&gt;</text:p>
      <text:p text:style-name="P29"><text:s/>* <text:s text:c="14"/>Also note that this tag should only be called within a DTFA </text:p>
      <text:p text:style-name="P29"><text:s/>* <text:s text:c="14"/>that is controlling a cluster and not from a client because</text:p>
      <text:p text:style-name="P29"><text:s/>* <text:s text:c="14"/>it will throw an exception in the later case.</text:p>
      <text:p text:style-name="P29"><text:s/>* <text:s text:c="14"/>&lt;/p&gt;</text:p>
      <text:p text:style-name="P29"><text:s/>* </text:p>
      <text:p text:style-name="P29"><text:s/>* @dtf.event df</text:p>
      <text:p text:style-name="P29"><text:s/>* @dtf.event.attr total.kbytes</text:p>
      <text:p text:style-name="P29"><text:s/>* @dtf.event.attr.desc total kilobytes of space on the cluster.</text:p>
      <text:p text:style-name="P29"/>
      <text:p text:style-name="P29"><text:s/>* @dtf.event df</text:p>
      <text:p text:style-name="P29"><text:s/>* @dtf.event.attr available.kbytes</text:p>
      <text:p text:style-name="P29"><text:s/>* @dtf.event.attr.desc availble kilobytes of free space on the cluster.</text:p>
      <text:p text:style-name="P29"/>
      <text:p text:style-name="P29"><text:s/>* @dtf.event df</text:p>
      <text:p text:style-name="P29"><text:s/>* @dtf.event.attr used.kbytes</text:p>
      <text:p text:style-name="P29"><text:s/>* @dtf.event.attr.desc used kilobytes of space on the cluster.</text:p>
      <text:p text:style-name="P29"/>
      <text:p text:style-name="P29"><text:s/>* @dtf.event df</text:p>
      <text:p text:style-name="P29"><text:s/>* @dtf.event.attr usage.percentage</text:p>
      <text:p text:style-name="P29"><text:s/>* @dtf.event.attr.desc percentage of the cluster that is used.</text:p>
      <text:p text:style-name="P29"><text:s/>* </text:p>
      <text:p text:style-name="P29"><text:s/>* @dtf.tag.example </text:p>
      <text:p text:style-name="P29"><text:s/>* &lt;script&gt;</text:p>
      <text:p text:style-name="P29"><text:s/>* <text:s text:c="4"/>&lt;record type="object" uri="property://my"&gt;</text:p>
      <text:p text:style-name="P29"><text:s/>* <text:s text:c="8"/>&lt;cli&gt;</text:p>
      <text:p text:style-name="P29"><text:s/>* <text:s text:c="13"/>&lt;df/&gt;</text:p>
      <text:p text:style-name="P29"><text:s/>* <text:s text:c="8"/>&lt;/cli&gt;</text:p>
      <text:p text:style-name="P29"><text:s/>* <text:s text:c="4"/>&lt;/record&gt;</text:p>
      <text:p text:style-name="P29"><text:s/>* <text:s text:c="4"/></text:p>
      <text:p text:style-name="P29"><text:s/>* <text:s text:c="4"/>&lt;local&gt;</text:p>
      <text:p text:style-name="P29"><text:s/>* <text:s text:c="8"/>&lt;echo&gt;Available space: ${my.df.available.kbytes}&lt;/echo&gt;</text:p>
      <text:p text:style-name="P29"><text:s/>* <text:s text:c="4"/>&lt;/local&gt;</text:p>
      <text:p text:style-name="P29"><text:s/>* &lt;/script&gt;</text:p>
      <text:p text:style-name="P29"><text:s/>*/</text:p>
      <text:p text:style-name="P20"><text:span text:style-name="T14">public</text:span><text:span text:style-name="T18"> </text:span><text:span text:style-name="T14">class</text:span><text:span text:style-name="T18"> Df </text:span><text:span text:style-name="T14">extends</text:span><text:span text:style-name="T18"> CLICommand {</text:span></text:p>
      <text:p text:style-name="P26"><text:s text:c="4"/></text:p>
      <text:p text:style-name="P20"><text:span text:style-name="T18"><text:s text:c="4"/></text:span><text:span text:style-name="T14">public</text:span><text:span text:style-name="T18"> </text:span><text:span text:style-name="T14">final</text:span><text:span text:style-name="T18"> </text:span><text:span text:style-name="T14">static</text:span><text:span text:style-name="T18"> String </text:span><text:span text:style-name="T25">TOTAL_KBYTES</text:span><text:span text:style-name="T18"> = </text:span><text:span text:style-name="T28">"total.kbytes"</text:span><text:span text:style-name="T18">;</text:span></text:p>
      <text:p text:style-name="P20"><text:span text:style-name="T18"><text:s text:c="4"/></text:span><text:span text:style-name="T14">public</text:span><text:span text:style-name="T18"> </text:span><text:span text:style-name="T14">final</text:span><text:span text:style-name="T18"> </text:span><text:span text:style-name="T14">static</text:span><text:span text:style-name="T18"> String </text:span><text:span text:style-name="T25">AVAIL_KBYTES</text:span><text:span text:style-name="T18"> = </text:span><text:span text:style-name="T28">"available.kbytes"</text:span><text:span text:style-name="T18">;</text:span></text:p>
      <text:p text:style-name="P20"><text:span text:style-name="T18"><text:s text:c="4"/></text:span><text:span text:style-name="T14">public</text:span><text:span text:style-name="T18"> </text:span><text:span text:style-name="T14">final</text:span><text:span text:style-name="T18"> </text:span><text:span text:style-name="T14">static</text:span><text:span text:style-name="T18"> String </text:span><text:span text:style-name="T25">USED_KBYTES</text:span><text:span text:style-name="T18"> <text:s/>= </text:span><text:span text:style-name="T28">"used.kbytes"</text:span><text:span text:style-name="T18">;</text:span></text:p>
      <text:p text:style-name="P20"><text:span text:style-name="T18"><text:s text:c="4"/></text:span><text:span text:style-name="T14">public</text:span><text:span text:style-name="T18"> </text:span><text:span text:style-name="T14">final</text:span><text:span text:style-name="T18"> </text:span><text:span text:style-name="T14">static</text:span><text:span text:style-name="T18"> String </text:span><text:span text:style-name="T25">USAGE_PERC</text:span><text:span text:style-name="T18"> <text:s text:c="2"/>= </text:span><text:span text:style-name="T28">"usage.percentage"</text:span><text:span text:style-name="T18">;</text:span></text:p>
      <text:p text:style-name="P26"><text:s text:c="4"/></text:p>
      <text:p text:style-name="P20"><text:span text:style-name="T18"><text:s text:c="4"/></text:span><text:span text:style-name="T39">/*</text:span></text:p>
      <text:p text:style-name="P31"><text:s text:c="5"/>* Example output from df</text:p>
      <text:p text:style-name="P31"><text:s text:c="5"/>* All sizes expressed in 1K blocks</text:p>
      <text:p text:style-name="P31"><text:s text:c="5"/>* Total: 14372110336; Avail: 13694068736; Used: 678041600; Usage: 4.7%</text:p>
      <text:p text:style-name="P31"><text:s text:c="5"/>*/</text:p>
      <text:p text:style-name="P20"><text:span text:style-name="T18"><text:s text:c="4"/></text:span><text:span text:style-name="T14">private</text:span><text:span text:style-name="T18"> </text:span><text:span text:style-name="T14">final</text:span><text:span text:style-name="T18"> </text:span><text:span text:style-name="T14">static</text:span><text:span text:style-name="T18"> </text:span><text:span text:style-name="T14">int</text:span><text:span text:style-name="T18"> </text:span><text:span text:style-name="T25">EXPECTED_LINES</text:span><text:span text:style-name="T18"> <text:s text:c="2"/>= 2;</text:span></text:p>
      <text:p text:style-name="P20"><text:span text:style-name="T18"><text:s text:c="4"/></text:span><text:span text:style-name="T14">private</text:span><text:span text:style-name="T18"> </text:span><text:span text:style-name="T14">final</text:span><text:span text:style-name="T18"> </text:span><text:span text:style-name="T14">static</text:span><text:span text:style-name="T18"> </text:span><text:span text:style-name="T14">int</text:span><text:span text:style-name="T18"> </text:span><text:span text:style-name="T25">EXPECTED_PARTS</text:span><text:span text:style-name="T18"> <text:s text:c="2"/>= 7;</text:span></text:p>
      <text:p text:style-name="P26"><text:s text:c="4"/></text:p>
      <text:p text:style-name="P20"><text:span text:style-name="T18"><text:s text:c="4"/></text:span><text:span text:style-name="T14">private</text:span><text:span text:style-name="T18"> </text:span><text:span text:style-name="T14">final</text:span><text:span text:style-name="T18"> </text:span><text:span text:style-name="T14">static</text:span><text:span text:style-name="T18"> </text:span><text:span text:style-name="T14">int</text:span><text:span text:style-name="T18"> </text:span><text:span text:style-name="T25">TOTAL_INDEX</text:span><text:span text:style-name="T18"> <text:s text:c="5"/>= 1;</text:span></text:p>
      <text:p text:style-name="P20"><text:span text:style-name="T18"><text:s text:c="4"/></text:span><text:span text:style-name="T14">private</text:span><text:span text:style-name="T18"> </text:span><text:span text:style-name="T14">final</text:span><text:span text:style-name="T18"> </text:span><text:span text:style-name="T14">static</text:span><text:span text:style-name="T18"> </text:span><text:span text:style-name="T14">int</text:span><text:span text:style-name="T18"> </text:span><text:span text:style-name="T25">AVAIL_INDEX</text:span><text:span text:style-name="T18"> <text:s text:c="5"/>= 3;</text:span></text:p>
      <text:p text:style-name="P20"><text:span text:style-name="T18"><text:s text:c="4"/></text:span><text:span text:style-name="T14">private</text:span><text:span text:style-name="T18"> </text:span><text:span text:style-name="T14">final</text:span><text:span text:style-name="T18"> </text:span><text:span text:style-name="T14">static</text:span><text:span text:style-name="T18"> </text:span><text:span text:style-name="T14">int</text:span><text:span text:style-name="T18"> </text:span><text:span text:style-name="T25">USED_INDEX</text:span><text:span text:style-name="T18"> <text:s text:c="6"/>= 5;</text:span></text:p>
      <text:p text:style-name="P20"><text:span text:style-name="T18"><text:s text:c="4"/></text:span><text:span text:style-name="T14">private</text:span><text:span text:style-name="T18"> </text:span><text:span text:style-name="T14">final</text:span><text:span text:style-name="T18"> </text:span><text:span text:style-name="T14">static</text:span><text:span text:style-name="T18"> </text:span><text:span text:style-name="T14">int</text:span><text:span text:style-name="T18"> </text:span><text:span text:style-name="T25">USAGE_INDEX</text:span><text:span text:style-name="T18"> <text:s text:c="5"/>= 7;</text:span></text:p>
      <text:p text:style-name="P26"><text:s text:c="4"/></text:p>
      <text:p text:style-name="P20"><text:span text:style-name="T18"><text:s text:c="4"/></text:span><text:span text:style-name="T14">public</text:span><text:span text:style-name="T18"> </text:span><text:span text:style-name="T14">void</text:span><text:span text:style-name="T18"> execute() </text:span><text:span text:style-name="T14">throws</text:span><text:span text:style-name="T18"> DTFException {</text:span></text:p>
      <text:p text:style-name="P26"><text:s text:c="8"/>CLI cli = getCLI();</text:p>
      <text:p text:style-name="P26"><text:s text:c="8"/>String[] lines = cli.df();</text:p>
      <text:p text:style-name="P26"><text:s text:c="8"/></text:p>
      <text:p text:style-name="P26"><text:s text:c="7"/></text:p>
      <text:p text:style-name="P20"><text:span text:style-name="T18"><text:s text:c="8"/></text:span><text:span text:style-name="T14">if</text:span><text:span text:style-name="T18"> (lines.</text:span><text:span text:style-name="T24">length</text:span><text:span text:style-name="T18"> != </text:span><text:span text:style-name="T25">EXPECTED_LINES</text:span><text:span text:style-name="T18">) { </text:span></text:p>
      <text:p text:style-name="P20"><text:soft-page-break/><text:span text:style-name="T18"><text:s text:c="12"/></text:span><text:span text:style-name="T14">throw</text:span><text:span text:style-name="T18"> </text:span><text:span text:style-name="T14">new</text:span><text:span text:style-name="T18"> DTFException(</text:span><text:span text:style-name="T28">"df output should contain "</text:span><text:span text:style-name="T18"> + </text:span></text:p>
      <text:p text:style-name="P20"><text:span text:style-name="T18"><text:s text:c="35"/></text:span><text:span text:style-name="T25">EXPECTED_LINES</text:span><text:span text:style-name="T18"> + </text:span><text:span text:style-name="T28">" lines, but contains "</text:span><text:span text:style-name="T18"> + </text:span></text:p>
      <text:p text:style-name="P20"><text:span text:style-name="T18"><text:s text:c="35"/>lines.</text:span><text:span text:style-name="T24">length</text:span><text:span text:style-name="T18"> + </text:span><text:span text:style-name="T28">", output is: "</text:span><text:span text:style-name="T18"> + lines);</text:span></text:p>
      <text:p text:style-name="P26"><text:s text:c="8"/>}</text:p>
      <text:p text:style-name="P26"><text:s text:c="7"/></text:p>
      <text:p text:style-name="P20"><text:span text:style-name="T18"><text:s text:c="8"/>String[] parts = lines[1].split(</text:span><text:span text:style-name="T28">" "</text:span><text:span text:style-name="T18">); </text:span></text:p>
      <text:p text:style-name="P20"/>
      <text:p text:style-name="P20"><text:span text:style-name="T18"><text:s text:c="8"/></text:span><text:span text:style-name="T14">if</text:span><text:span text:style-name="T18"> (parts.</text:span><text:span text:style-name="T24">length</text:span><text:span text:style-name="T18"> != </text:span><text:span text:style-name="T25">EXPECTED_PARTS</text:span><text:span text:style-name="T18">) { </text:span></text:p>
      <text:p text:style-name="P20"><text:span text:style-name="T18"><text:s text:c="12"/></text:span><text:span text:style-name="T14">throw</text:span><text:span text:style-name="T18"> </text:span><text:span text:style-name="T14">new</text:span><text:span text:style-name="T18"> DTFException(</text:span><text:span text:style-name="T28">"df output should contain "</text:span><text:span text:style-name="T18"> + </text:span></text:p>
      <text:p text:style-name="P20"><text:span text:style-name="T18"><text:s text:c="35"/></text:span><text:span text:style-name="T25">EXPECTED_PARTS</text:span><text:span text:style-name="T18"> + </text:span><text:span text:style-name="T28">" parts, but contains "</text:span><text:span text:style-name="T18"> + </text:span></text:p>
      <text:p text:style-name="P20"><text:span text:style-name="T18"><text:s text:c="35"/>parts.</text:span><text:span text:style-name="T24">length</text:span><text:span text:style-name="T18"> + </text:span><text:span text:style-name="T28">", output is: "</text:span><text:span text:style-name="T18"> + lines);</text:span></text:p>
      <text:p text:style-name="P26"><text:s text:c="8"/>}</text:p>
      <text:p text:style-name="P26"><text:s text:c="7"/></text:p>
      <text:p text:style-name="P20"><text:span text:style-name="T18"><text:s text:c="8"/>String total = parts[</text:span><text:span text:style-name="T25">TOTAL_INDEX</text:span><text:span text:style-name="T18">];</text:span></text:p>
      <text:p text:style-name="P20"><text:span text:style-name="T18"><text:s text:c="8"/>String avail = parts[</text:span><text:span text:style-name="T25">AVAIL_INDEX</text:span><text:span text:style-name="T18">];</text:span></text:p>
      <text:p text:style-name="P20"><text:span text:style-name="T18"><text:s text:c="8"/>String used <text:s/>= parts[</text:span><text:span text:style-name="T25">USED_INDEX</text:span><text:span text:style-name="T18">];</text:span></text:p>
      <text:p text:style-name="P20"><text:span text:style-name="T18"><text:s text:c="8"/>String usage = parts[</text:span><text:span text:style-name="T25">USAGE_INDEX</text:span><text:span text:style-name="T18">];</text:span></text:p>
      <text:p text:style-name="P26"><text:s text:c="8"/></text:p>
      <text:p text:style-name="P20"><text:span text:style-name="T18"><text:s text:c="8"/>Event event = </text:span><text:span text:style-name="T14">new</text:span><text:span text:style-name="T18"> Event(</text:span><text:span text:style-name="T28">"df"</text:span><text:span text:style-name="T18">);</text:span></text:p>
      <text:p text:style-name="P20"><text:span text:style-name="T18"><text:s text:c="8"/>event.addAttribute(</text:span><text:span text:style-name="T25">TOTAL_KBYTES</text:span><text:span text:style-name="T18">, total);</text:span></text:p>
      <text:p text:style-name="P20"><text:span text:style-name="T18"><text:s text:c="8"/>event.addAttribute(</text:span><text:span text:style-name="T25">AVAIL_KBYTES</text:span><text:span text:style-name="T18">, avail);</text:span></text:p>
      <text:p text:style-name="P20"><text:span text:style-name="T18"><text:s text:c="8"/>event.addAttribute(</text:span><text:span text:style-name="T25">USED_KBYTES</text:span><text:span text:style-name="T18">, used);</text:span></text:p>
      <text:p text:style-name="P20"><text:span text:style-name="T18"><text:s text:c="8"/>event.addAttribute(</text:span><text:span text:style-name="T25">USAGE_PERC</text:span><text:span text:style-name="T18">, usage);</text:span></text:p>
      <text:p text:style-name="P26"><text:s text:c="8"/></text:p>
      <text:p text:style-name="P26"><text:s text:c="8"/><text:span text:style-name="T26">getRecorder</text:span>().record(event);</text:p>
      <text:p text:style-name="P26"><text:s text:c="4"/>}</text:p>
      <text:p text:style-name="P26">}</text:p>
      <text:p text:style-name="P24"/>
      <text:p text:style-name="P37"><text:span text:style-name="T35">So there is the implementation using </text:span><text:span text:style-name="T26">Events </text:span><text:span text:style-name="T35">and also making use of the existing CLI framework already in place. The reasoning behind the CLI class is that it could be talking to a ST5800 CLI or an Emulator CLI (with room for other CLI access to different honeycomb based products). Now the rest of the code is pretty self explanatory and the example in the comments shows an example of using the recorder on the DTFX side to be able to record those events to a property on the DTFX side. </text:span></text:p>
      <text:p text:style-name="P38"/>
      <text:p text:style-name="P38">When writing new tags always have a look at older ones in the same area, because they will show you which APIs to use and how to write some nifty documentation right inside your code that can easily be maintained.</text:p>
      <text:p text:style-name="P38"/>
      <text:p text:style-name="P38">Now lets walk through the usage of this specific tag and how to write a small test for it. (more to come soon)</text:p>
      <text:h text:style-name="P9" text:outline-level="1">Cluster Actions</text:h>
      <text:p text:style-name="P45">Cluster side actions are used to reboot nodes, pkill jvms, start/stop honeycomb, etc. These actions are done on the cluster as a whole but the architecture of these Actions has been developed in a way that you can easily specify which node you want to apply the given action to. Currently you develop an Action as if it were applied to a single node and application of the same action to all available nodes is handled by the framework itself in a very simple and clever manner. Lets have a look at the <text:span text:style-name="T26">Rebootnode</text:span> Tag:</text:p>
      <text:p text:style-name="P45"/>
      <text:p text:style-name="P45">The DTD entry:</text:p>
      <text:p text:style-name="P50"/>
      <text:p text:style-name="P18"><text:span text:style-name="T3">&lt;!ELEMENT</text:span><text:span text:style-name="T38"> </text:span><text:span text:style-name="T6">rebootnode</text:span><text:span text:style-name="T38"> </text:span><text:span text:style-name="T6">EMPTY</text:span><text:span text:style-name="T3">&gt;</text:span></text:p>
      <text:p text:style-name="P20"><text:span text:style-name="T1">&lt;!ATTLIST</text:span> <text:span text:style-name="T5">rebootnode</text:span></text:p>
      <text:p text:style-name="P28"><text:span text:style-name="T38"><text:s text:c="10"/>node </text:span><text:span text:style-name="T10">CDATA</text:span><text:span text:style-name="T38"> </text:span><text:span text:style-name="T10">#IMPLIED</text:span><text:span text:style-name="T3">&gt;</text:span></text:p>
      <text:p text:style-name="P45"/>
      <text:p text:style-name="P45">Java Code:</text:p>
      <text:p text:style-name="P45"/>
      <text:p text:style-name="P21"><text:span text:style-name="T14">package</text:span><text:span text:style-name="T18"> com.sun.dtf.actions.honeycomb.cluster;</text:span></text:p>
      <text:p text:style-name="P20"/>
      <text:p text:style-name="P20"><text:span text:style-name="T14">import</text:span><text:span text:style-name="T18"> com.sun.dtf.cluster.NodeAction;</text:span></text:p>
      <text:p text:style-name="P20"><text:span text:style-name="T14">import</text:span><text:span text:style-name="T18"> com.sun.dtf.cluster.NodeInterface;</text:span></text:p>
      <text:p text:style-name="P20"><text:span text:style-name="T14">import</text:span><text:span text:style-name="T18"> com.sun.dtf.exception.DTFException;</text:span></text:p>
      <text:p text:style-name="P20"/>
      <text:p text:style-name="P20"><text:span text:style-name="T14">public</text:span><text:span text:style-name="T18"> </text:span><text:span text:style-name="T14">class</text:span><text:span text:style-name="T18"> Rebootnode </text:span><text:span text:style-name="T14">extends</text:span><text:span text:style-name="T18"> NodeAction {</text:span></text:p>
      <text:p text:style-name="P20"><text:span text:style-name="T18"><text:s text:c="4"/></text:span><text:span text:style-name="T14">public</text:span><text:span text:style-name="T18"> </text:span><text:span text:style-name="T14">void</text:span><text:span text:style-name="T18"> execute(NodeInterface node) </text:span><text:span text:style-name="T14">throws</text:span><text:span text:style-name="T18"> DTFException {</text:span></text:p>
      <text:p text:style-name="P26"><text:s text:c="8"/>node.rebootOS();</text:p>
      <text:p text:style-name="P26"><text:s text:c="4"/>}</text:p>
      <text:p text:style-name="P26">}</text:p>
      <text:p text:style-name="P18"/>
      <text:p text:style-name="P43">So the DTD entry has to specify a node attribute which can be used to target this same action on a single node instead of every available node in the cluster. Now as for the action itself the meat of the action is in the implementations of the <text:span text:style-name="T26">NodeInterface, </text:span><text:span text:style-name="T35">currently there exist 2 implementations of this interface </text:span><text:span text:style-name="T26">ClusterNode</text:span><text:span text:style-name="T35"> and </text:span><text:span text:style-name="T26">EmulatorNod. </text:span><text:span text:style-name="T35">As you can see the Rebootnode class only has to implement the desired on action on a </text:span><text:span text:style-name="T26">node</text:span><text:span text:style-name="T35"> that is passed as an argument to the </text:span><text:span text:style-name="T26">execute()</text:span><text:span text:style-name="T35"> method because the </text:span><text:span text:style-name="T26">NodeAction</text:span><text:span text:style-name="T35"> super class has the “</text:span><text:span text:style-name="T26">brains</text:span><text:span text:style-name="T35">” to know how to apply this action to all the nodes in the cluster.</text:span></text:p>
      <text:p text:style-name="P44"/>
      <text:p text:style-name="P43"><text:span text:style-name="T26">NodeInterface</text:span><text:span text:style-name="T35"> already has a few methods implemented to execute commands on the available nodes and if necessary it is quite simple and straightforward to add more methods to achieve other desired objectives.</text:span></text:p>
      <text:p text:style-name="P44"/>
      <text:p text:style-name="P43"><text:span text:style-name="T35">Now not all Cluster actions follow this same pattern, some like </text:span><text:span text:style-name="T26">Checkfrags </text:span><text:span text:style-name="T35"><text:s/>are actually a normal action that talk directly to each node in the ring using the </text:span><text:span text:style-name="T26">Cluster </text:span><text:span text:style-name="T35">utility classes to be able to execute necessary commands on each individual node and carry out a specific operation. Currently I'd rather see more code be added within the existing </text:span><text:span text:style-name="T26">NodeAction</text:span><text:span text:style-name="T35"> side and only if necessary will other actions follow a different design pattern.</text:span></text:p>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Courier 10 Pitch" svg:font-family="'Courier 10 Pitch'" style:font-pitch="fixed"/>
    <style:font-face style:name="Monospace" svg:font-family="Monospace" style:font-pitch="fixed"/>
    <style:font-face style:name="DejaVu Sans" svg:font-family="'DejaVu Sans'"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en" fo:country="US"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in"/>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in" fo:margin-bottom="0in" fo:background-color="transparent" style:shadow="none">
        <style:tab-stops/>
        <style:background-image/>
      </style:paragraph-properties>
      <style:text-properties fo:font-size="10pt" fo:font-style="italic" fo:font-weight="bold" style:font-size-asian="14pt" style:font-weight-asian="bold" style:font-size-complex="14pt" style:font-weight-complex="bold"/>
    </style:style>
    <style:style style:name="List" style:family="paragraph" style:parent-style-name="Text_20_body" style:class="list"/>
    <style:style style:name="Table_20_Contents" style:display-name="Table Contents" style:family="paragraph" style:parent-style-name="Standard" style:class="extra" style:master-page-name="">
      <style:paragraph-properties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tru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6-10-19T22:45:45</meta:creation-date>
    <dc:date>2008-04-17T10:38:29</dc:date>
    <meta:editing-cycles>978</meta:editing-cycles>
    <meta:editing-duration>P3DT21H29M47S</meta:editing-duration>
    <meta:user-defined meta:name="Info 1"/>
    <meta:user-defined meta:name="Info 2"/>
    <meta:user-defined meta:name="Info 3"/>
    <meta:user-defined meta:name="Info 4"/>
    <meta:document-statistic meta:table-count="0" meta:image-count="0" meta:object-count="0" meta:page-count="15" meta:paragraph-count="406" meta:word-count="3730" meta:character-count="25710"/>
  </office:meta>
</office:document-meta>
</file>